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6.2988in" svg:height="3.5429in" svg:x="10.5071in" svg:y="0.2268in">
            <draw:object draw:notify-on-update-of-ranges="Sheet2.A1:Sheet2.A1 Sheet2.A2:Sheet2.A21 Sheet2.B1:Sheet2.B1 Sheet2.B2:Sheet2.B21 Sheet2.C1:Sheet2.C1 Sheet2.C2:Sheet2.C21 Sheet2.E1:Sheet2.E1 Sheet2.E2:Sheet2.E21 Sheet2.F1:Sheet2.F1 Sheet2.F2:Sheet2.F21 Sheet2.D1:Sheet2.D1 Sheet2.D2:Sheet2.D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7.2906in" svg:y="0.237in">
            <draw:object draw:notify-on-update-of-ranges="Sheet2.A1:Sheet2.A1 Sheet2.A2:Sheet2.A21 Sheet2.B1:Sheet2.B1 Sheet2.B2:Sheet2.B21 Sheet2.C1:Sheet2.C1 Sheet2.C2:Sheet2.C21 Sheet2.D1:Sheet2.D1 Sheet2.D2:Sheet2.D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0.8496in" svg:y="4.676in">
            <draw:object draw:notify-on-update-of-ranges="Sheet2.A27:Sheet2.A27 Sheet2.A28:Sheet2.A47 Sheet2.B27:Sheet2.B27 Sheet2.B28:Sheet2.B47 Sheet2.C27:Sheet2.C27 Sheet2.C28:Sheet2.C47 Sheet2.D27:Sheet2.D27 Sheet2.D28:Sheet2.D47 Sheet2.E27:Sheet2.E27 Sheet2.E28:Sheet2.E47 Sheet2.F27:Sheet2.F27 Sheet2.F28:Sheet2.F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38.2685in" svg:y="0.1283in">
            <draw:object draw:notify-on-update-of-ranges="Sheet2.S1:Sheet2.S1 Sheet2.S2:Sheet2.S21 Sheet2.V1:Sheet2.V1 Sheet2.V2:Sheet2.V21 Sheet2.W1:Sheet2.W1 Sheet2.W2:Sheet2.W21 Sheet2.T1:Sheet2.T1 Sheet2.T2:Sheet2.T21 Sheet2.U1:Sheet2.U1 Sheet2.U2:Sheet2.U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6.2988in" svg:height="3.5429in" svg:x="45.4874in" svg:y="0.0394in">
            <draw:object draw:notify-on-update-of-ranges="Sheet2.S1:Sheet2.S1 Sheet2.S2:Sheet2.S21 Sheet2.T1:Sheet2.T1 Sheet2.T2:Sheet2.T21 Sheet2.U1:Sheet2.U1 Sheet2.U2:Sheet2.U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6.2988in" svg:height="3.5429in" svg:x="38.5449in" svg:y="4.1283in">
            <draw:object draw:notify-on-update-of-ranges="Sheet2.S24:Sheet2.S24 Sheet2.S25:Sheet2.S44 Sheet2.T24:Sheet2.T24 Sheet2.T25:Sheet2.T44 Sheet2.U24:Sheet2.U24 Sheet2.U25:Sheet2.U44 Sheet2.V24:Sheet2.V24 Sheet2.V25:Sheet2.V44 Sheet2.W24:Sheet2.W24 Sheet2.W25:Sheet2.W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number-columns-repeated="7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Quant. Elementos</text:p>
          </table:table-cell>
          <table:table-cell office:value-type="string" calcext:value-type="string">
            <text:p>Insertion Sort Comp</text:p>
          </table:table-cell>
          <table:table-cell office:value-type="string" calcext:value-type="string">
            <text:p>Insertion Sort Rec Comp</text:p>
          </table:table-cell>
          <table:table-cell office:value-type="string" calcext:value-type="string">
            <text:p>Merge Sort Rec Comp</text:p>
          </table:table-cell>
          <table:table-cell office:value-type="string" calcext:value-type="string">
            <text:p>Selection Sort Comp</text:p>
          </table:table-cell>
          <table:table-cell office:value-type="string" calcext:value-type="string">
            <text:p>Selection Sort Rec Comp</text:p>
          </table:table-cell>
          <table:table-cell table:number-columns-repeated="12"/>
          <table:table-cell office:value-type="string" calcext:value-type="string">
            <text:p>Quant. Elementos</text:p>
          </table:table-cell>
          <table:table-cell office:value-type="string" calcext:value-type="string">
            <text:p>Busca Binaria Comp</text:p>
          </table:table-cell>
          <table:table-cell office:value-type="string" calcext:value-type="string">
            <text:p>Busca Binaria Recursiva Comp</text:p>
          </table:table-cell>
          <table:table-cell office:value-type="string" calcext:value-type="string">
            <text:p>Busca Linear Comp</text:p>
          </table:table-cell>
          <table:table-cell office:value-type="string" calcext:value-type="string">
            <text:p>Busca Linear Recursiva Comp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2" office:value-type="float" office:value="317261" calcext:value-type="float">
            <text:p>317261</text:p>
          </table:table-cell>
          <table:table-cell office:value-type="float" office:value="178756" calcext:value-type="float">
            <text:p>178756</text:p>
          </table:table-cell>
          <table:table-cell table:number-columns-repeated="2" office:value-type="float" office:value="312487500" calcext:value-type="float">
            <text:p>312487500</text:p>
          </table:table-cell>
          <table:table-cell table:number-columns-repeated="12"/>
          <table:table-cell office:value-type="float" office:value="100000000" calcext:value-type="float">
            <text:p>10000000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000000" calcext:value-type="float">
            <text:p>100000000</text:p>
          </table:table-cell>
          <table:table-cell table:number-columns-repeated="6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 office:value-type="float" office:value="684495" calcext:value-type="float">
            <text:p>684495</text:p>
          </table:table-cell>
          <table:table-cell office:value-type="float" office:value="382512" calcext:value-type="float">
            <text:p>382512</text:p>
          </table:table-cell>
          <table:table-cell table:number-columns-repeated="2" office:value-type="float" office:value="1249975000" calcext:value-type="float">
            <text:p>1249975000</text:p>
          </table:table-cell>
          <table:table-cell table:number-columns-repeated="12"/>
          <table:table-cell office:value-type="float" office:value="200000000" calcext:value-type="float">
            <text:p>20000000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0000000" calcext:value-type="float">
            <text:p>200000000</text:p>
          </table:table-cell>
          <table:table-cell table:number-columns-repeated="6"/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number-columns-repeated="2" office:value-type="float" office:value="1068961" calcext:value-type="float">
            <text:p>1068961</text:p>
          </table:table-cell>
          <table:table-cell office:value-type="float" office:value="594612" calcext:value-type="float">
            <text:p>594612</text:p>
          </table:table-cell>
          <table:table-cell table:number-columns-repeated="2" office:value-type="float" office:value="2812462500" calcext:value-type="float">
            <text:p>2812462500</text:p>
          </table:table-cell>
          <table:table-cell table:number-columns-repeated="12"/>
          <table:table-cell office:value-type="float" office:value="300000000" calcext:value-type="float">
            <text:p>30000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0000000" calcext:value-type="float">
            <text:p>300000000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 office:value-type="float" office:value="1468961" calcext:value-type="float">
            <text:p>1468961</text:p>
          </table:table-cell>
          <table:table-cell office:value-type="float" office:value="815024" calcext:value-type="float">
            <text:p>815024</text:p>
          </table:table-cell>
          <table:table-cell table:number-columns-repeated="2" office:value-type="float" office:value="4999950000" calcext:value-type="float">
            <text:p>4999950000</text:p>
          </table:table-cell>
          <table:table-cell table:number-columns-repeated="12"/>
          <table:table-cell office:value-type="float" office:value="400000000" calcext:value-type="float">
            <text:p>40000000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00000000" calcext:value-type="float">
            <text:p>400000000</text:p>
          </table:table-cell>
          <table:table-cell table:number-columns-repeated="6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1868961" calcext:value-type="float">
            <text:p>1868961</text:p>
          </table:table-cell>
          <table:table-cell/>
          <table:table-cell office:value-type="float" office:value="1048124" calcext:value-type="float">
            <text:p>1048124</text:p>
          </table:table-cell>
          <table:table-cell office:value-type="float" office:value="7812437500" calcext:value-type="float">
            <text:p>7812437500</text:p>
          </table:table-cell>
          <table:table-cell table:number-columns-repeated="13"/>
          <table:table-cell office:value-type="float" office:value="500000000" calcext:value-type="float">
            <text:p>5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0000000" calcext:value-type="float">
            <text:p>500000000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287891" calcext:value-type="float">
            <text:p>2287891</text:p>
          </table:table-cell>
          <table:table-cell/>
          <table:table-cell office:value-type="float" office:value="1264224" calcext:value-type="float">
            <text:p>1264224</text:p>
          </table:table-cell>
          <table:table-cell office:value-type="float" office:value="11249925000" calcext:value-type="float">
            <text:p>11249925000</text:p>
          </table:table-cell>
          <table:table-cell table:number-columns-repeated="13"/>
          <table:table-cell office:value-type="float" office:value="600000000" calcext:value-type="float">
            <text:p>6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600000000" calcext:value-type="float">
            <text:p>600000000</text:p>
          </table:table-cell>
          <table:table-cell table:number-columns-repeated="6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2712891" calcext:value-type="float">
            <text:p>2712891</text:p>
          </table:table-cell>
          <table:table-cell/>
          <table:table-cell office:value-type="float" office:value="1487772" calcext:value-type="float">
            <text:p>1487772</text:p>
          </table:table-cell>
          <table:table-cell office:value-type="float" office:value="15312412500" calcext:value-type="float">
            <text:p>15312412500</text:p>
          </table:table-cell>
          <table:table-cell table:number-columns-repeated="13"/>
          <table:table-cell office:value-type="float" office:value="700000000" calcext:value-type="float">
            <text:p>7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700000000" calcext:value-type="float">
            <text:p>700000000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137891" calcext:value-type="float">
            <text:p>3137891</text:p>
          </table:table-cell>
          <table:table-cell/>
          <table:table-cell office:value-type="float" office:value="1730048" calcext:value-type="float">
            <text:p>1730048</text:p>
          </table:table-cell>
          <table:table-cell office:value-type="float" office:value="19999900000" calcext:value-type="float">
            <text:p>19999900000</text:p>
          </table:table-cell>
          <table:table-cell table:number-columns-repeated="13"/>
          <table:table-cell office:value-type="float" office:value="800000000" calcext:value-type="float">
            <text:p>80000000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800000000" calcext:value-type="float">
            <text:p>800000000</text:p>
          </table:table-cell>
          <table:table-cell table:number-columns-repeated="6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3562891" calcext:value-type="float">
            <text:p>3562891</text:p>
          </table:table-cell>
          <table:table-cell/>
          <table:table-cell office:value-type="float" office:value="1966796" calcext:value-type="float">
            <text:p>1966796</text:p>
          </table:table-cell>
          <table:table-cell office:value-type="float" office:value="25312387500" calcext:value-type="float">
            <text:p>25312387500</text:p>
          </table:table-cell>
          <table:table-cell table:number-columns-repeated="13"/>
          <table:table-cell office:value-type="float" office:value="900000000" calcext:value-type="float">
            <text:p>9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0000000" calcext:value-type="float">
            <text:p>900000000</text:p>
          </table:table-cell>
          <table:table-cell table:number-columns-repeated="6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987891" calcext:value-type="float">
            <text:p>3987891</text:p>
          </table:table-cell>
          <table:table-cell/>
          <table:table-cell office:value-type="float" office:value="2221248" calcext:value-type="float">
            <text:p>2221248</text:p>
          </table:table-cell>
          <table:table-cell office:value-type="float" office:value="31249875000" calcext:value-type="float">
            <text:p>31249875000</text:p>
          </table:table-cell>
          <table:table-cell table:number-columns-repeated="13"/>
          <table:table-cell office:value-type="float" office:value="1000000000" calcext:value-type="float">
            <text:p>10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0000000" calcext:value-type="float">
            <text:p>1000000000</text:p>
          </table:table-cell>
          <table:table-cell table:number-columns-repeated="6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4425749" calcext:value-type="float">
            <text:p>4425749</text:p>
          </table:table-cell>
          <table:table-cell/>
          <table:table-cell office:value-type="float" office:value="2457724" calcext:value-type="float">
            <text:p>2457724</text:p>
          </table:table-cell>
          <table:table-cell office:value-type="float" office:value="37812362500" calcext:value-type="float">
            <text:p>37812362500</text:p>
          </table:table-cell>
          <table:table-cell table:number-columns-repeated="13"/>
          <table:table-cell office:value-type="float" office:value="1100000000" calcext:value-type="float">
            <text:p>11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00000000" calcext:value-type="float">
            <text:p>1100000000</text:p>
          </table:table-cell>
          <table:table-cell table:number-columns-repeated="6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875749" calcext:value-type="float">
            <text:p>4875749</text:p>
          </table:table-cell>
          <table:table-cell/>
          <table:table-cell office:value-type="float" office:value="2678448" calcext:value-type="float">
            <text:p>2678448</text:p>
          </table:table-cell>
          <table:table-cell office:value-type="float" office:value="44999850000" calcext:value-type="float">
            <text:p>44999850000</text:p>
          </table:table-cell>
          <table:table-cell table:number-columns-repeated="13"/>
          <table:table-cell office:value-type="float" office:value="1200000000" calcext:value-type="float">
            <text:p>12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0000000" calcext:value-type="float">
            <text:p>1200000000</text:p>
          </table:table-cell>
          <table:table-cell table:number-columns-repeated="6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325749" calcext:value-type="float">
            <text:p>5325749</text:p>
          </table:table-cell>
          <table:table-cell/>
          <table:table-cell office:value-type="float" office:value="2918284" calcext:value-type="float">
            <text:p>2918284</text:p>
          </table:table-cell>
          <table:table-cell office:value-type="float" office:value="52812337500" calcext:value-type="float">
            <text:p>52812337500</text:p>
          </table:table-cell>
          <table:table-cell table:number-columns-repeated="13"/>
          <table:table-cell office:value-type="float" office:value="1300000000" calcext:value-type="float">
            <text:p>13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300000000" calcext:value-type="float">
            <text:p>1300000000</text:p>
          </table:table-cell>
          <table:table-cell table:number-columns-repeated="6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5775749" calcext:value-type="float">
            <text:p>5775749</text:p>
          </table:table-cell>
          <table:table-cell/>
          <table:table-cell office:value-type="float" office:value="3150544" calcext:value-type="float">
            <text:p>3150544</text:p>
          </table:table-cell>
          <table:table-cell office:value-type="float" office:value="61249825000" calcext:value-type="float">
            <text:p>61249825000</text:p>
          </table:table-cell>
          <table:table-cell table:number-columns-repeated="13"/>
          <table:table-cell office:value-type="float" office:value="1400000000" calcext:value-type="float">
            <text:p>14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00000000" calcext:value-type="float">
            <text:p>1400000000</text:p>
          </table:table-cell>
          <table:table-cell table:number-columns-repeated="6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6225749" calcext:value-type="float">
            <text:p>6225749</text:p>
          </table:table-cell>
          <table:table-cell/>
          <table:table-cell office:value-type="float" office:value="3402804" calcext:value-type="float">
            <text:p>3402804</text:p>
          </table:table-cell>
          <table:table-cell office:value-type="float" office:value="70312312500" calcext:value-type="float">
            <text:p>70312312500</text:p>
          </table:table-cell>
          <table:table-cell table:number-columns-repeated="13"/>
          <table:table-cell office:value-type="float" office:value="1500000000" calcext:value-type="float">
            <text:p>15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00000000" calcext:value-type="float">
            <text:p>1500000000</text:p>
          </table:table-cell>
          <table:table-cell table:number-columns-repeated="6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675749" calcext:value-type="float">
            <text:p>6675749</text:p>
          </table:table-cell>
          <table:table-cell/>
          <table:table-cell office:value-type="float" office:value="3660096" calcext:value-type="float">
            <text:p>3660096</text:p>
          </table:table-cell>
          <table:table-cell office:value-type="float" office:value="79999800000" calcext:value-type="float">
            <text:p>79999800000</text:p>
          </table:table-cell>
          <table:table-cell table:number-columns-repeated="13"/>
          <table:table-cell office:value-type="float" office:value="1600000000" calcext:value-type="float">
            <text:p>16000000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600000000" calcext:value-type="float">
            <text:p>1600000000</text:p>
          </table:table-cell>
          <table:table-cell table:number-columns-repeated="6"/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7125749" calcext:value-type="float">
            <text:p>7125749</text:p>
          </table:table-cell>
          <table:table-cell/>
          <table:table-cell office:value-type="float" office:value="3903868" calcext:value-type="float">
            <text:p>3903868</text:p>
          </table:table-cell>
          <table:table-cell office:value-type="float" office:value="90312287500" calcext:value-type="float">
            <text:p>90312287500</text:p>
          </table:table-cell>
          <table:table-cell table:number-columns-repeated="13"/>
          <table:table-cell office:value-type="float" office:value="1700000000" calcext:value-type="float">
            <text:p>17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700000000" calcext:value-type="float">
            <text:p>1700000000</text:p>
          </table:table-cell>
          <table:table-cell table:number-columns-repeated="6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7575749" calcext:value-type="float">
            <text:p>7575749</text:p>
          </table:table-cell>
          <table:table-cell/>
          <table:table-cell office:value-type="float" office:value="4158592" calcext:value-type="float">
            <text:p>4158592</text:p>
          </table:table-cell>
          <table:table-cell office:value-type="float" office:value="101249775000" calcext:value-type="float">
            <text:p>101249775000</text:p>
          </table:table-cell>
          <table:table-cell table:number-columns-repeated="13"/>
          <table:table-cell office:value-type="float" office:value="1800000000" calcext:value-type="float">
            <text:p>18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800000000" calcext:value-type="float">
            <text:p>1800000000</text:p>
          </table:table-cell>
          <table:table-cell table:number-columns-repeated="6"/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8025749" calcext:value-type="float">
            <text:p>8025749</text:p>
          </table:table-cell>
          <table:table-cell/>
          <table:table-cell office:value-type="float" office:value="4421836" calcext:value-type="float">
            <text:p>4421836</text:p>
          </table:table-cell>
          <table:table-cell office:value-type="float" office:value="112812262500" calcext:value-type="float">
            <text:p>112812262500</text:p>
          </table:table-cell>
          <table:table-cell table:number-columns-repeated="13"/>
          <table:table-cell office:value-type="float" office:value="1900000000" calcext:value-type="float">
            <text:p>19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900000000" calcext:value-type="float">
            <text:p>1900000000</text:p>
          </table:table-cell>
          <table:table-cell table:number-columns-repeated="6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8475749" calcext:value-type="float">
            <text:p>8475749</text:p>
          </table:table-cell>
          <table:table-cell/>
          <table:table-cell office:value-type="float" office:value="4692496" calcext:value-type="float">
            <text:p>4692496</text:p>
          </table:table-cell>
          <table:table-cell office:value-type="float" office:value="124999750000" calcext:value-type="float">
            <text:p>124999750000</text:p>
          </table:table-cell>
          <table:table-cell table:number-columns-repeated="13"/>
          <table:table-cell office:value-type="float" office:value="2000000000" calcext:value-type="float">
            <text:p>200000000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000000000" calcext:value-type="float">
            <text:p>2000000000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8"/>
          <table:table-cell office:value-type="string" calcext:value-type="string">
            <text:p>Quant. Elementos</text:p>
          </table:table-cell>
          <table:table-cell office:value-type="string" calcext:value-type="string">
            <text:p>Busca Linear Tempo</text:p>
          </table:table-cell>
          <table:table-cell office:value-type="string" calcext:value-type="string">
            <text:p>Busca Linear Recursiva Tempo</text:p>
          </table:table-cell>
          <table:table-cell office:value-type="string" calcext:value-type="string">
            <text:p>Busca Binaria Tempo</text:p>
          </table:table-cell>
          <table:table-cell office:value-type="string" calcext:value-type="string">
            <text:p>Busca Binaria Recursiva Tempo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100000000" calcext:value-type="float">
            <text:p>100000000</text:p>
          </table:table-cell>
          <table:table-cell office:value-type="float" office:value="0.225914" calcext:value-type="float">
            <text:p>0.225914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200000000" calcext:value-type="float">
            <text:p>200000000</text:p>
          </table:table-cell>
          <table:table-cell office:value-type="float" office:value="0.504001" calcext:value-type="float">
            <text:p>0.504001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t. Elementos</text:p>
          </table:table-cell>
          <table:table-cell office:value-type="string" calcext:value-type="string">
            <text:p>Insertion Sort Tempo</text:p>
          </table:table-cell>
          <table:table-cell office:value-type="string" calcext:value-type="string">
            <text:p>Insertion Sort Rec Tempo</text:p>
          </table:table-cell>
          <table:table-cell office:value-type="string" calcext:value-type="string">
            <text:p>Selection Sort Tempo</text:p>
          </table:table-cell>
          <table:table-cell office:value-type="string" calcext:value-type="string">
            <text:p>Selection Sort Rec Tempo</text:p>
          </table:table-cell>
          <table:table-cell office:value-type="string" calcext:value-type="string">
            <text:p>Merge Sort Rec Tempo</text:p>
          </table:table-cell>
          <table:table-cell table:number-columns-repeated="12"/>
          <table:table-cell office:value-type="float" office:value="300000000" calcext:value-type="float">
            <text:p>300000000</text:p>
          </table:table-cell>
          <table:table-cell office:value-type="float" office:value="0.675962" calcext:value-type="float">
            <text:p>0.675962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569396" calcext:value-type="float">
            <text:p>1.569396</text:p>
          </table:table-cell>
          <table:table-cell office:value-type="float" office:value="3.194987" calcext:value-type="float">
            <text:p>3.194987</text:p>
          </table:table-cell>
          <table:table-cell office:value-type="float" office:value="0.732059" calcext:value-type="float">
            <text:p>0.732059</text:p>
          </table:table-cell>
          <table:table-cell office:value-type="float" office:value="0.732979" calcext:value-type="float">
            <text:p>0.732979</text:p>
          </table:table-cell>
          <table:table-cell office:value-type="float" office:value="0.002369" calcext:value-type="float">
            <text:p>0.002369</text:p>
          </table:table-cell>
          <table:table-cell table:number-columns-repeated="12"/>
          <table:table-cell office:value-type="float" office:value="400000000" calcext:value-type="float">
            <text:p>400000000</text:p>
          </table:table-cell>
          <table:table-cell office:value-type="float" office:value="0.90151" calcext:value-type="float">
            <text:p>0.90151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.262349" calcext:value-type="float">
            <text:p>6.262349</text:p>
          </table:table-cell>
          <table:table-cell office:value-type="float" office:value="13.515856" calcext:value-type="float">
            <text:p>13.515856</text:p>
          </table:table-cell>
          <table:table-cell office:value-type="float" office:value="2.923197" calcext:value-type="float">
            <text:p>2.923197</text:p>
          </table:table-cell>
          <table:table-cell office:value-type="float" office:value="2.940834" calcext:value-type="float">
            <text:p>2.940834</text:p>
          </table:table-cell>
          <table:table-cell office:value-type="float" office:value="0.005877" calcext:value-type="float">
            <text:p>0.005877</text:p>
          </table:table-cell>
          <table:table-cell table:number-columns-repeated="12"/>
          <table:table-cell office:value-type="float" office:value="500000000" calcext:value-type="float">
            <text:p>500000000</text:p>
          </table:table-cell>
          <table:table-cell office:value-type="float" office:value="1.126248" calcext:value-type="float">
            <text:p>1.126248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3.657443" calcext:value-type="float">
            <text:p>23.657443</text:p>
          </table:table-cell>
          <table:table-cell office:value-type="float" office:value="30.457505" calcext:value-type="float">
            <text:p>30.457505</text:p>
          </table:table-cell>
          <table:table-cell office:value-type="float" office:value="6.577871" calcext:value-type="float">
            <text:p>6.577871</text:p>
          </table:table-cell>
          <table:table-cell office:value-type="float" office:value="6.625788" calcext:value-type="float">
            <text:p>6.625788</text:p>
          </table:table-cell>
          <table:table-cell office:value-type="float" office:value="0.008955" calcext:value-type="float">
            <text:p>0.008955</text:p>
          </table:table-cell>
          <table:table-cell table:number-columns-repeated="12"/>
          <table:table-cell office:value-type="float" office:value="600000000" calcext:value-type="float">
            <text:p>600000000</text:p>
          </table:table-cell>
          <table:table-cell office:value-type="float" office:value="1.351503" calcext:value-type="float">
            <text:p>1.351503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7.524075" calcext:value-type="float">
            <text:p>47.524075</text:p>
          </table:table-cell>
          <table:table-cell office:value-type="float" office:value="54.200636" calcext:value-type="float">
            <text:p>54.200636</text:p>
          </table:table-cell>
          <table:table-cell office:value-type="float" office:value="11.692924" calcext:value-type="float">
            <text:p>11.692924</text:p>
          </table:table-cell>
          <table:table-cell office:value-type="float" office:value="11.767035" calcext:value-type="float">
            <text:p>11.767035</text:p>
          </table:table-cell>
          <table:table-cell office:value-type="float" office:value="0.012651" calcext:value-type="float">
            <text:p>0.012651</text:p>
          </table:table-cell>
          <table:table-cell table:number-columns-repeated="12"/>
          <table:table-cell office:value-type="float" office:value="700000000" calcext:value-type="float">
            <text:p>700000000</text:p>
          </table:table-cell>
          <table:table-cell office:value-type="float" office:value="1.57692" calcext:value-type="float">
            <text:p>1.57692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78.199609" calcext:value-type="float">
            <text:p>78.199609</text:p>
          </table:table-cell>
          <table:table-cell/>
          <table:table-cell office:value-type="float" office:value="18.280126" calcext:value-type="float">
            <text:p>18.280126</text:p>
          </table:table-cell>
          <table:table-cell/>
          <table:table-cell office:value-type="float" office:value="0.015792" calcext:value-type="float">
            <text:p>0.015792</text:p>
          </table:table-cell>
          <table:table-cell table:number-columns-repeated="12"/>
          <table:table-cell office:value-type="float" office:value="800000000" calcext:value-type="float">
            <text:p>800000000</text:p>
          </table:table-cell>
          <table:table-cell office:value-type="float" office:value="1.801748" calcext:value-type="float">
            <text:p>1.801748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15.681547" calcext:value-type="float">
            <text:p>115.681547</text:p>
          </table:table-cell>
          <table:table-cell/>
          <table:table-cell office:value-type="float" office:value="26.325574" calcext:value-type="float">
            <text:p>26.325574</text:p>
          </table:table-cell>
          <table:table-cell/>
          <table:table-cell office:value-type="float" office:value="0.019648" calcext:value-type="float">
            <text:p>0.019648</text:p>
          </table:table-cell>
          <table:table-cell table:number-columns-repeated="12"/>
          <table:table-cell office:value-type="float" office:value="900000000" calcext:value-type="float">
            <text:p>900000000</text:p>
          </table:table-cell>
          <table:table-cell office:value-type="float" office:value="2.026609" calcext:value-type="float">
            <text:p>2.026609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59.951234" calcext:value-type="float">
            <text:p>159.951234</text:p>
          </table:table-cell>
          <table:table-cell/>
          <table:table-cell office:value-type="float" office:value="35.822236" calcext:value-type="float">
            <text:p>35.822236</text:p>
          </table:table-cell>
          <table:table-cell/>
          <table:table-cell office:value-type="float" office:value="0.021063" calcext:value-type="float">
            <text:p>0.021063</text:p>
          </table:table-cell>
          <table:table-cell table:number-columns-repeated="12"/>
          <table:table-cell office:value-type="float" office:value="1000000000" calcext:value-type="float">
            <text:p>1000000000</text:p>
          </table:table-cell>
          <table:table-cell office:value-type="float" office:value="2.251768" calcext:value-type="float">
            <text:p>2.251768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10.980536" calcext:value-type="float">
            <text:p>210.980536</text:p>
          </table:table-cell>
          <table:table-cell/>
          <table:table-cell office:value-type="float" office:value="46.787042" calcext:value-type="float">
            <text:p>46.787042</text:p>
          </table:table-cell>
          <table:table-cell/>
          <table:table-cell office:value-type="float" office:value="0.025969" calcext:value-type="float">
            <text:p>0.025969</text:p>
          </table:table-cell>
          <table:table-cell table:number-columns-repeated="12"/>
          <table:table-cell office:value-type="float" office:value="1100000000" calcext:value-type="float">
            <text:p>1100000000</text:p>
          </table:table-cell>
          <table:table-cell office:value-type="float" office:value="2.475943" calcext:value-type="float">
            <text:p>2.475943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268.803613" calcext:value-type="float">
            <text:p>268.803613</text:p>
          </table:table-cell>
          <table:table-cell/>
          <table:table-cell office:value-type="float" office:value="59.213762" calcext:value-type="float">
            <text:p>59.213762</text:p>
          </table:table-cell>
          <table:table-cell/>
          <table:table-cell office:value-type="float" office:value="0.032164" calcext:value-type="float">
            <text:p>0.032164</text:p>
          </table:table-cell>
          <table:table-cell table:number-columns-repeated="12"/>
          <table:table-cell office:value-type="float" office:value="1200000000" calcext:value-type="float">
            <text:p>1200000000</text:p>
          </table:table-cell>
          <table:table-cell office:value-type="float" office:value="2.701216" calcext:value-type="float">
            <text:p>2.701216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33.527516" calcext:value-type="float">
            <text:p>333.527516</text:p>
          </table:table-cell>
          <table:table-cell/>
          <table:table-cell office:value-type="float" office:value="73.121886" calcext:value-type="float">
            <text:p>73.121886</text:p>
          </table:table-cell>
          <table:table-cell/>
          <table:table-cell office:value-type="float" office:value="0.037244" calcext:value-type="float">
            <text:p>0.037244</text:p>
          </table:table-cell>
          <table:table-cell table:number-columns-repeated="12"/>
          <table:table-cell office:value-type="float" office:value="1300000000" calcext:value-type="float">
            <text:p>1300000000</text:p>
          </table:table-cell>
          <table:table-cell office:value-type="float" office:value="2.926251" calcext:value-type="float">
            <text:p>2.926251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404.994366" calcext:value-type="float">
            <text:p>404.994366</text:p>
          </table:table-cell>
          <table:table-cell/>
          <table:table-cell office:value-type="float" office:value="88.472379" calcext:value-type="float">
            <text:p>88.472379</text:p>
          </table:table-cell>
          <table:table-cell/>
          <table:table-cell office:value-type="float" office:value="0.039225" calcext:value-type="float">
            <text:p>0.039225</text:p>
          </table:table-cell>
          <table:table-cell table:number-columns-repeated="12"/>
          <table:table-cell office:value-type="float" office:value="1400000000" calcext:value-type="float">
            <text:p>1400000000</text:p>
          </table:table-cell>
          <table:table-cell office:value-type="float" office:value="3.150586" calcext:value-type="float">
            <text:p>3.150586</text:p>
          </table:table-cell>
          <table:table-cell/>
          <table:table-cell table:number-columns-repeated="2"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83.282726" calcext:value-type="float">
            <text:p>483.282726</text:p>
          </table:table-cell>
          <table:table-cell/>
          <table:table-cell office:value-type="float" office:value="105.28116" calcext:value-type="float">
            <text:p>105.28116</text:p>
          </table:table-cell>
          <table:table-cell/>
          <table:table-cell office:value-type="float" office:value="0.04289" calcext:value-type="float">
            <text:p>0.04289</text:p>
          </table:table-cell>
          <table:table-cell table:number-columns-repeated="12"/>
          <table:table-cell office:value-type="float" office:value="1500000000" calcext:value-type="float">
            <text:p>1500000000</text:p>
          </table:table-cell>
          <table:table-cell office:value-type="float" office:value="3.376608" calcext:value-type="float">
            <text:p>3.376608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568.349814" calcext:value-type="float">
            <text:p>568.349814</text:p>
          </table:table-cell>
          <table:table-cell/>
          <table:table-cell office:value-type="float" office:value="123.556029" calcext:value-type="float">
            <text:p>123.556029</text:p>
          </table:table-cell>
          <table:table-cell/>
          <table:table-cell office:value-type="float" office:value="0.045729" calcext:value-type="float">
            <text:p>0.045729</text:p>
          </table:table-cell>
          <table:table-cell table:number-columns-repeated="12"/>
          <table:table-cell office:value-type="float" office:value="1600000000" calcext:value-type="float">
            <text:p>1600000000</text:p>
          </table:table-cell>
          <table:table-cell office:value-type="float" office:value="3.601239" calcext:value-type="float">
            <text:p>3.601239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660.341302" calcext:value-type="float">
            <text:p>660.341302</text:p>
          </table:table-cell>
          <table:table-cell/>
          <table:table-cell office:value-type="float" office:value="143.286822" calcext:value-type="float">
            <text:p>143.286822</text:p>
          </table:table-cell>
          <table:table-cell/>
          <table:table-cell office:value-type="float" office:value="0.049014" calcext:value-type="float">
            <text:p>0.049014</text:p>
          </table:table-cell>
          <table:table-cell table:number-columns-repeated="12"/>
          <table:table-cell office:value-type="float" office:value="1700000000" calcext:value-type="float">
            <text:p>1700000000</text:p>
          </table:table-cell>
          <table:table-cell office:value-type="float" office:value="3.826417" calcext:value-type="float">
            <text:p>3.826417</text:p>
          </table:table-cell>
          <table:table-cell/>
          <table:table-cell office:value-type="float" office:value="0.000003" calcext:value-type="float">
            <text:p>0.000003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759.08654" calcext:value-type="float">
            <text:p>759.08654</text:p>
          </table:table-cell>
          <table:table-cell/>
          <table:table-cell office:value-type="float" office:value="164.511088" calcext:value-type="float">
            <text:p>164.511088</text:p>
          </table:table-cell>
          <table:table-cell/>
          <table:table-cell office:value-type="float" office:value="0.056555" calcext:value-type="float">
            <text:p>0.056555</text:p>
          </table:table-cell>
          <table:table-cell table:number-columns-repeated="12"/>
          <table:table-cell office:value-type="float" office:value="1800000000" calcext:value-type="float">
            <text:p>1800000000</text:p>
          </table:table-cell>
          <table:table-cell office:value-type="float" office:value="4.050175" calcext:value-type="float">
            <text:p>4.050175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64.581715" calcext:value-type="float">
            <text:p>864.581715</text:p>
          </table:table-cell>
          <table:table-cell/>
          <table:table-cell office:value-type="float" office:value="187.170516" calcext:value-type="float">
            <text:p>187.170516</text:p>
          </table:table-cell>
          <table:table-cell/>
          <table:table-cell office:value-type="float" office:value="0.059728" calcext:value-type="float">
            <text:p>0.059728</text:p>
          </table:table-cell>
          <table:table-cell table:number-columns-repeated="12"/>
          <table:table-cell office:value-type="float" office:value="1900000000" calcext:value-type="float">
            <text:p>1900000000</text:p>
          </table:table-cell>
          <table:table-cell office:value-type="float" office:value="4.276939" calcext:value-type="float">
            <text:p>4.276939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976.864352" calcext:value-type="float">
            <text:p>976.864352</text:p>
          </table:table-cell>
          <table:table-cell/>
          <table:table-cell office:value-type="float" office:value="211.367798" calcext:value-type="float">
            <text:p>211.367798</text:p>
          </table:table-cell>
          <table:table-cell/>
          <table:table-cell office:value-type="float" office:value="0.064094" calcext:value-type="float">
            <text:p>0.064094</text:p>
          </table:table-cell>
          <table:table-cell table:number-columns-repeated="12"/>
          <table:table-cell office:value-type="float" office:value="2000000000" calcext:value-type="float">
            <text:p>2000000000</text:p>
          </table:table-cell>
          <table:table-cell office:value-type="float" office:value="4.500762" calcext:value-type="float">
            <text:p>4.500762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table:number-columns-repeated="5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096.126487" calcext:value-type="float">
            <text:p>1096.126487</text:p>
          </table:table-cell>
          <table:table-cell/>
          <table:table-cell office:value-type="float" office:value="237.01425" calcext:value-type="float">
            <text:p>237.01425</text:p>
          </table:table-cell>
          <table:table-cell/>
          <table:table-cell office:value-type="float" office:value="0.063554" calcext:value-type="float">
            <text:p>0.063554</text:p>
          </table:table-cell>
          <table:table-cell table:number-columns-repeated="22"/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1221.975983" calcext:value-type="float">
            <text:p>1221.975983</text:p>
          </table:table-cell>
          <table:table-cell/>
          <table:table-cell office:value-type="float" office:value="264.166573" calcext:value-type="float">
            <text:p>264.166573</text:p>
          </table:table-cell>
          <table:table-cell/>
          <table:table-cell office:value-type="float" office:value="0.066658" calcext:value-type="float">
            <text:p>0.066658</text:p>
          </table:table-cell>
          <table:table-cell table:number-columns-repeated="22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54.74222" calcext:value-type="float">
            <text:p>1354.74222</text:p>
          </table:table-cell>
          <table:table-cell/>
          <table:table-cell office:value-type="float" office:value="292.595526" calcext:value-type="float">
            <text:p>292.595526</text:p>
          </table:table-cell>
          <table:table-cell/>
          <table:table-cell office:value-type="float" office:value="0.071396" calcext:value-type="float">
            <text:p>0.071396</text:p>
          </table:table-cell>
          <table:table-cell table:number-columns-repeated="22"/>
        </table:table-row>
      </table:table>
      <table:table table:name="Sheet1" table:style-name="ta1">
        <table:shapes>
          <draw:frame draw:z-index="0" draw:style-name="gr1" draw:text-style-name="P1" svg:width="5.7528in" svg:height="3.2358in" svg:x="7.3657in" svg:y="0.2921in">
            <draw:object draw:notify-on-update-of-ranges="Sheet1.A2:Sheet1.G2 Sheet1.A3:Sheet1.A3 Sheet1.A3:Sheet1.G3 Sheet1.A4:Sheet1.A4 Sheet1.A4:Sheet1.G4 Sheet1.A5:Sheet1.A5 Sheet1.A5:Sheet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omparações em Ordenações" draw:style-name="gr1" draw:text-style-name="P1" svg:width="7.3224in" svg:height="4.1185in" svg:x="7.3437in" svg:y="4.4886in">
            <draw:object draw:notify-on-update-of-ranges="Sheet1.B9:Sheet1.G9 Sheet1.A10:Sheet1.A10 Sheet1.B10:Sheet1.G10 Sheet1.A11:Sheet1.A11 Sheet1.B11:Sheet1.G11 Sheet1.A12:Sheet1.A12 Sheet1.B12:Sheet1.G12 Sheet1.A13:Sheet1.A13 Sheet1.B13:Sheet1.G13 Sheet1.A14:Sheet1.A14 Sheet1.B14:Sheet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3087in" svg:height="3.0193in" svg:x="0.4264in" svg:y="6.8035in">
            <draw:object draw:notify-on-update-of-ranges="Sheet1.B25:Sheet1.G25 Sheet1.A26:Sheet1.A26 Sheet1.B26:Sheet1.G26 Sheet1.A27:Sheet1.A27 Sheet1.B27:Sheet1.G27 Sheet1.A28:Sheet1.A28 Sheet1.B28:Sheet1.G28 Sheet1.A29:Sheet1.A29 Sheet1.B29:Sheet1.G29 Sheet1.A30:Sheet1.A30 Sheet1.B30:Sheet1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mparações Busca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993" calcext:value-type="float">
            <text:p>993</text:p>
          </table:table-cell>
          <table:table-cell office:value-type="float" office:value="24993" calcext:value-type="float">
            <text:p>24993</text:p>
          </table:table-cell>
          <table:table-cell office:value-type="float" office:value="49993" calcext:value-type="float">
            <text:p>49993</text:p>
          </table:table-cell>
          <table:table-cell office:value-type="float" office:value="74993" calcext:value-type="float">
            <text:p>74993</text:p>
          </table:table-cell>
          <table:table-cell office:value-type="float" office:value="99993" calcext:value-type="float">
            <text:p>99993</text:p>
          </table:table-cell>
          <table:table-cell office:value-type="float" office:value="199993" calcext:value-type="float">
            <text:p>199993</text:p>
          </table:table-cell>
        </table:table-row>
        <table:table-row table:style-name="ro1">
          <table:table-cell office:value-type="string" calcext:value-type="string">
            <text:p>Binaria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aria Rec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mparações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19999900000" calcext:value-type="float">
            <text:p>19999900000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499500" calcext:value-type="float">
            <text:p>499500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2812462500" calcext:value-type="float">
            <text:p>2812462500</text:p>
          </table:table-cell>
          <table:table-cell office:value-type="float" office:value="4999950000" calcext:value-type="float">
            <text:p>4999950000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4932" calcext:value-type="float">
            <text:p>4932</text:p>
          </table:table-cell>
          <table:table-cell office:value-type="float" office:value="178756" calcext:value-type="float">
            <text:p>178756</text:p>
          </table:table-cell>
          <table:table-cell office:value-type="float" office:value="382512" calcext:value-type="float">
            <text:p>382512</text:p>
          </table:table-cell>
          <table:table-cell office:value-type="float" office:value="594612" calcext:value-type="float">
            <text:p>594612</text:p>
          </table:table-cell>
          <table:table-cell office:value-type="float" office:value="815024" calcext:value-type="float">
            <text:p>815024</text:p>
          </table:table-cell>
          <table:table-cell office:value-type="float" office:value="1730048" calcext:value-type="float">
            <text:p>173004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Busc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aria Rec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mpo Ordenaçõ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1.943531" calcext:value-type="float">
            <text:p>1.943531</text:p>
          </table:table-cell>
          <table:table-cell office:value-type="float" office:value="7.73966" calcext:value-type="float">
            <text:p>7.73966</text:p>
          </table:table-cell>
          <table:table-cell office:value-type="float" office:value="17.406981" calcext:value-type="float">
            <text:p>17.406981</text:p>
          </table:table-cell>
          <table:table-cell office:value-type="float" office:value="30.938649" calcext:value-type="float">
            <text:p>30.938649</text:p>
          </table:table-cell>
          <table:table-cell office:value-type="float" office:value="123.87381" calcext:value-type="float">
            <text:p>123.87381</text:p>
          </table:table-cell>
        </table:table-row>
        <table:table-row table:style-name="ro1">
          <table:table-cell office:value-type="string" calcext:value-type="string">
            <text:p>Insertion Rec</text:p>
          </table:table-cell>
          <table:table-cell office:value-type="float" office:value="0.004236" calcext:value-type="float">
            <text:p>0.004236</text:p>
          </table:table-cell>
          <table:table-cell office:value-type="float" office:value="3.509909" calcext:value-type="float">
            <text:p>3.509909</text:p>
          </table:table-cell>
          <table:table-cell office:value-type="float" office:value="14.012039" calcext:value-type="float">
            <text:p>14.012039</text:p>
          </table:table-cell>
          <table:table-cell office:value-type="float" office:value="31.589703" calcext:value-type="float">
            <text:p>31.589703</text:p>
          </table:table-cell>
          <table:table-cell office:value-type="float" office:value="56.164476" calcext:value-type="float">
            <text:p>56.164476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0.737623" calcext:value-type="float">
            <text:p>0.737623</text:p>
          </table:table-cell>
          <table:table-cell office:value-type="float" office:value="2.9486" calcext:value-type="float">
            <text:p>2.9486</text:p>
          </table:table-cell>
          <table:table-cell office:value-type="float" office:value="6.636485" calcext:value-type="float">
            <text:p>6.636485</text:p>
          </table:table-cell>
          <table:table-cell office:value-type="float" office:value="11.815597" calcext:value-type="float">
            <text:p>11.815597</text:p>
          </table:table-cell>
          <table:table-cell office:value-type="float" office:value="47.255362" calcext:value-type="float">
            <text:p>47.255362</text:p>
          </table:table-cell>
        </table:table-row>
        <table:table-row table:style-name="ro1">
          <table:table-cell office:value-type="string" calcext:value-type="string">
            <text:p>Selection Rec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736646" calcext:value-type="float">
            <text:p>0.736646</text:p>
          </table:table-cell>
          <table:table-cell office:value-type="float" office:value="2.953002" calcext:value-type="float">
            <text:p>2.953002</text:p>
          </table:table-cell>
          <table:table-cell office:value-type="float" office:value="6.649414" calcext:value-type="float">
            <text:p>6.649414</text:p>
          </table:table-cell>
          <table:table-cell office:value-type="float" office:value="11.819748" calcext:value-type="float">
            <text:p>11.819748</text:p>
          </table:table-cell>
          <table:table-cell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011932" calcext:value-type="float">
            <text:p>0.011932</text:p>
          </table:table-cell>
          <table:table-cell office:value-type="float" office:value="0.023135" calcext:value-type="float">
            <text:p>0.023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9:42:09.591056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35:10.733122927</meta:creation-date>
    <dc:date>2024-04-17T09:53:07.065577998</dc:date>
    <meta:editing-duration>PT30M7S</meta:editing-duration>
    <meta:editing-cycles>2</meta:editing-cycles>
    <meta:generator>LibreOffice/7.6.5.2$Linux_X86_64 LibreOffice_project/60$Build-2</meta:generator>
    <meta:document-statistic meta:table-count="2" meta:cell-count="476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13cm" svg:height="8.22cm" xlink:href=".." xlink:type="simple" chart:class="chart:line" chart:style-name="ch1">
        <chart:title svg:x="4.789cm" svg:y="0.3cm" chart:style-name="ch2">
          <text:p>Comparações em Busca</text:p>
        </chart:title>
        <chart:legend chart:legend-position="end" svg:x="11.496cm" svg:y="3.313cm" style:legend-expansion="high" chart:style-name="ch3"/>
        <chart:plot-area chart:style-name="ch4" table:cell-range-address="Sheet1.A2:Sheet1.G5" chart:data-source-has-labels="both" svg:x="1.303cm" svg:y="1.243cm" svg:width="9.901cm" svg:height="5.832cm">
          <chart:coordinate-region svg:x="2.665cm" svg:y="1.442cm" svg:width="7.982cm" svg:height="4.986cm"/>
          <chart:axis chart:dimension="x" chart:name="primary-x" chart:style-name="ch5" chartooo:axis-type="auto">
            <chartooo:date-scale/>
            <chart:title svg:x="5.032cm" svg:y="7.239cm" chart:style-name="ch6">
              <text:p>Elementos vetor</text:p>
            </chart:title>
            <chart:categories table:cell-range-address="Sheet1.A2:Sheet1.G2"/>
          </chart:axis>
          <chart:axis chart:dimension="y" chart:name="primary-y" chart:style-name="ch5">
            <chart:title svg:x="0.451cm" svg:y="5.235cm" chart:style-name="ch7">
              <text:p>Comparações</text:p>
            </chart:title>
            <chart:grid chart:style-name="ch8" chart:class="major"/>
          </chart:axis>
          <chart:series chart:style-name="ch9" chart:values-cell-range-address="Sheet1.A3:Sheet1.G3" chart:label-cell-address="Sheet1.A3:Sheet1.A3" chart:class="chart:line">
            <chart:data-point chart:repeated="7"/>
          </chart:series>
          <chart:series chart:style-name="ch10" chart:values-cell-range-address="Sheet1.A4:Sheet1.G4" chart:label-cell-address="Sheet1.A4:Sheet1.A4" chart:class="chart:line">
            <chart:data-point chart:repeated="7"/>
          </chart:series>
          <chart:series chart:style-name="ch11" chart:values-cell-range-address="Sheet1.A5:Sheet1.G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2:Sheet1.G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Sequencial</text:p>
                <draw:g>
                  <svg:desc>Sheet1.A3:Sheet1.A3</svg:desc>
                </draw:g>
              </table:table-cell>
              <table:table-cell office:value-type="float" office:value="NaN">
                <text:p>NaN</text:p>
                <draw:g>
                  <svg:desc>Sheet1.A3:Sheet1.G3</svg:desc>
                </draw:g>
              </table:table-cell>
              <table:table-cell office:value-type="float" office:value="993">
                <text:p>993</text:p>
              </table:table-cell>
              <table:table-cell office:value-type="float" office:value="24993">
                <text:p>24993</text:p>
              </table:table-cell>
              <table:table-cell office:value-type="float" office:value="49993">
                <text:p>49993</text:p>
              </table:table-cell>
              <table:table-cell office:value-type="float" office:value="74993">
                <text:p>74993</text:p>
              </table:table-cell>
              <table:table-cell office:value-type="float" office:value="99993">
                <text:p>99993</text:p>
              </table:table-cell>
              <table:table-cell office:value-type="float" office:value="199993">
                <text:p>199993</text:p>
              </table:table-cell>
            </table:table-row>
            <table:table-row>
              <table:table-cell office:value-type="string">
                <text:p>Binaria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A4:Sheet1.G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inaria Rec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A5:Sheet1.G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cm" svg:height="10.462cm" xlink:href=".." xlink:type="simple" chart:class="chart:line" chart:style-name="ch1">
        <chart:title svg:x="6.2cm" svg:y="0.345cm" chart:style-name="ch2">
          <text:p>Comparações em Ordenações</text:p>
        </chart:title>
        <chart:legend chart:legend-position="end" svg:x="15.113cm" svg:y="3.936cm" style:legend-expansion="high" chart:style-name="ch3"/>
        <chart:plot-area chart:style-name="ch4" table:cell-range-address="Sheet1.B9:Sheet1.G14 Sheet1.A10:Sheet1.A14" chart:data-source-has-labels="both" svg:x="1.383cm" svg:y="1.333cm" svg:width="13.358cm" svg:height="7.939cm">
          <chart:coordinate-region svg:x="3.671cm" svg:y="1.532cm" svg:width="10.514cm" svg:height="7.093cm"/>
          <chart:axis chart:dimension="x" chart:name="primary-x" chart:style-name="ch5" chartooo:axis-type="auto">
            <chartooo:date-scale/>
            <chart:title svg:x="6.616cm" svg:y="9.481cm" chart:style-name="ch6">
              <text:p>Elementos no vetor</text:p>
            </chart:title>
            <chart:categories table:cell-range-address="Sheet1.B9:Sheet1.G9"/>
          </chart:axis>
          <chart:axis chart:dimension="y" chart:name="primary-y" chart:style-name="ch5">
            <chart:title svg:x="0.451cm" svg:y="6.246cm" chart:style-name="ch7">
              <text:p>Ordenações</text:p>
            </chart:title>
            <chart:grid chart:style-name="ch8" chart:class="major"/>
          </chart:axis>
          <chart:series chart:style-name="ch9" chart:values-cell-range-address="Sheet1.B10:Sheet1.G10" chart:label-cell-address="Sheet1.A10:Sheet1.A10" chart:class="chart:line">
            <chart:data-point chart:repeated="6"/>
          </chart:series>
          <chart:series chart:style-name="ch10" chart:values-cell-range-address="Sheet1.B11:Sheet1.G11" chart:label-cell-address="Sheet1.A11:Sheet1.A11" chart:class="chart:line">
            <chart:data-point chart:repeated="6"/>
          </chart:series>
          <chart:series chart:style-name="ch11" chart:values-cell-range-address="Sheet1.B12:Sheet1.G12" chart:label-cell-address="Sheet1.A12:Sheet1.A12" chart:class="chart:line">
            <chart:data-point chart:repeated="6"/>
          </chart:series>
          <chart:series chart:style-name="ch12" chart:values-cell-range-address="Sheet1.B13:Sheet1.G13" chart:label-cell-address="Sheet1.A13:Sheet1.A13" chart:class="chart:line">
            <chart:data-point chart:repeated="6"/>
          </chart:series>
          <chart:series chart:style-name="ch13" chart:values-cell-range-address="Sheet1.B14:Sheet1.G14" chart:label-cell-address="Sheet1.A14:Sheet1.A1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9:Sheet1.G9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10:Sheet1.A10</svg:desc>
                </draw:g>
              </table:table-cell>
              <table:table-cell office:value-type="float" office:value="499500">
                <text:p>499500</text:p>
                <draw:g>
                  <svg:desc>Sheet1.B10:Sheet1.G10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Insertion Rec</text:p>
                <draw:g>
                  <svg:desc>Sheet1.A11:Sheet1.A11</svg:desc>
                </draw:g>
              </table:table-cell>
              <table:table-cell office:value-type="float" office:value="499500">
                <text:p>499500</text:p>
                <draw:g>
                  <svg:desc>Sheet1.B11:Sheet1.G11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12:Sheet1.A12</svg:desc>
                </draw:g>
              </table:table-cell>
              <table:table-cell office:value-type="float" office:value="499500">
                <text:p>499500</text:p>
                <draw:g>
                  <svg:desc>Sheet1.B12:Sheet1.G12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19999900000">
                <text:p>19999900000</text:p>
              </table:table-cell>
            </table:table-row>
            <table:table-row>
              <table:table-cell office:value-type="string">
                <text:p>Selection Rec</text:p>
                <draw:g>
                  <svg:desc>Sheet1.A13:Sheet1.A13</svg:desc>
                </draw:g>
              </table:table-cell>
              <table:table-cell office:value-type="float" office:value="499500">
                <text:p>499500</text:p>
                <draw:g>
                  <svg:desc>Sheet1.B13:Sheet1.G13</svg:desc>
                </draw:g>
              </table:table-cell>
              <table:table-cell office:value-type="float" office:value="312487500">
                <text:p>3124875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14:Sheet1.A14</svg:desc>
                </draw:g>
              </table:table-cell>
              <table:table-cell office:value-type="float" office:value="4932">
                <text:p>4932</text:p>
                <draw:g>
                  <svg:desc>Sheet1.B14:Sheet1.G14</svg:desc>
                </draw:g>
              </table:table-cell>
              <table:table-cell office:value-type="float" office:value="178756">
                <text:p>178756</text:p>
              </table:table-cell>
              <table:table-cell office:value-type="float" office:value="382512">
                <text:p>382512</text:p>
              </table:table-cell>
              <table:table-cell office:value-type="float" office:value="594612">
                <text:p>594612</text:p>
              </table:table-cell>
              <table:table-cell office:value-type="float" office:value="815024">
                <text:p>815024</text:p>
              </table:table-cell>
              <table:table-cell office:value-type="float" office:value="1730048">
                <text:p>1730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85cm" svg:height="7.67cm" xlink:href=".." xlink:type="simple" chart:class="chart:line" chart:style-name="ch1">
        <chart:title svg:x="4.463cm" svg:y="0.289cm" chart:style-name="ch2">
          <text:p>Tempo em Ordenação</text:p>
        </chart:title>
        <chart:legend chart:legend-position="end" svg:x="9.998cm" svg:y="2.54cm" style:legend-expansion="high" chart:style-name="ch3"/>
        <chart:plot-area chart:style-name="ch4" table:cell-range-address="Sheet1.B25:Sheet1.G30 Sheet1.A26:Sheet1.A30" chart:data-source-has-labels="both" svg:x="1.28cm" svg:y="1.221cm" svg:width="8.449cm" svg:height="5.315cm">
          <chart:coordinate-region svg:x="2.087cm" svg:y="1.42cm" svg:width="7.085cm" svg:height="4.469cm"/>
          <chart:axis chart:dimension="x" chart:name="primary-x" chart:style-name="ch5" chartooo:axis-type="auto">
            <chartooo:date-scale/>
            <chart:title svg:x="4.058cm" svg:y="6.689cm" chart:style-name="ch6">
              <text:p>Elementos no vetor</text:p>
            </chart:title>
            <chart:categories table:cell-range-address="Sheet1.B25:Sheet1.G25"/>
          </chart:axis>
          <chart:axis chart:dimension="y" chart:name="primary-y" chart:style-name="ch5">
            <chart:title svg:x="0.451cm" svg:y="4.676cm" chart:style-name="ch7">
              <text:p>Segundos</text:p>
            </chart:title>
            <chart:grid chart:style-name="ch8" chart:class="major"/>
          </chart:axis>
          <chart:series chart:style-name="ch9" chart:values-cell-range-address="Sheet1.B26:Sheet1.G26" chart:label-cell-address="Sheet1.A26:Sheet1.A26" chart:class="chart:line">
            <chart:data-point chart:repeated="6"/>
          </chart:series>
          <chart:series chart:style-name="ch10" chart:values-cell-range-address="Sheet1.B27:Sheet1.G27" chart:label-cell-address="Sheet1.A27:Sheet1.A27" chart:class="chart:line">
            <chart:data-point chart:repeated="6"/>
          </chart:series>
          <chart:series chart:style-name="ch11" chart:values-cell-range-address="Sheet1.B28:Sheet1.G28" chart:label-cell-address="Sheet1.A28:Sheet1.A28" chart:class="chart:line">
            <chart:data-point chart:repeated="6"/>
          </chart:series>
          <chart:series chart:style-name="ch12" chart:values-cell-range-address="Sheet1.B29:Sheet1.G29" chart:label-cell-address="Sheet1.A29:Sheet1.A29" chart:class="chart:line">
            <chart:data-point chart:repeated="6"/>
          </chart:series>
          <chart:series chart:style-name="ch13" chart:values-cell-range-address="Sheet1.B30:Sheet1.G30" chart:label-cell-address="Sheet1.A30:Sheet1.A30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25:Sheet1.G25</svg:desc>
                </draw:g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75000">
                <text:p>75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Insertion</text:p>
                <draw:g>
                  <svg:desc>Sheet1.A26:Sheet1.A26</svg:desc>
                </draw:g>
              </table:table-cell>
              <table:table-cell office:value-type="float" office:value="0.006889">
                <text:p>0.006889</text:p>
                <draw:g>
                  <svg:desc>Sheet1.B26:Sheet1.G26</svg:desc>
                </draw:g>
              </table:table-cell>
              <table:table-cell office:value-type="float" office:value="1.943531">
                <text:p>1.943531</text:p>
              </table:table-cell>
              <table:table-cell office:value-type="float" office:value="7.73966">
                <text:p>7.73966</text:p>
              </table:table-cell>
              <table:table-cell office:value-type="float" office:value="17.406981">
                <text:p>17.406981</text:p>
              </table:table-cell>
              <table:table-cell office:value-type="float" office:value="30.938649">
                <text:p>30.938649</text:p>
              </table:table-cell>
              <table:table-cell office:value-type="float" office:value="123.87381">
                <text:p>123.87381</text:p>
              </table:table-cell>
            </table:table-row>
            <table:table-row>
              <table:table-cell office:value-type="string">
                <text:p>Insertion Rec</text:p>
                <draw:g>
                  <svg:desc>Sheet1.A27:Sheet1.A27</svg:desc>
                </draw:g>
              </table:table-cell>
              <table:table-cell office:value-type="float" office:value="0.004236">
                <text:p>0.004236</text:p>
                <draw:g>
                  <svg:desc>Sheet1.B27:Sheet1.G27</svg:desc>
                </draw:g>
              </table:table-cell>
              <table:table-cell office:value-type="float" office:value="3.509909">
                <text:p>3.509909</text:p>
              </table:table-cell>
              <table:table-cell office:value-type="float" office:value="14.012039">
                <text:p>14.012039</text:p>
              </table:table-cell>
              <table:table-cell office:value-type="float" office:value="31.589703">
                <text:p>31.589703</text:p>
              </table:table-cell>
              <table:table-cell office:value-type="float" office:value="56.164476">
                <text:p>56.164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</text:p>
                <draw:g>
                  <svg:desc>Sheet1.A28:Sheet1.A28</svg:desc>
                </draw:g>
              </table:table-cell>
              <table:table-cell office:value-type="float" office:value="0.003292">
                <text:p>0.003292</text:p>
                <draw:g>
                  <svg:desc>Sheet1.B28:Sheet1.G28</svg:desc>
                </draw:g>
              </table:table-cell>
              <table:table-cell office:value-type="float" office:value="0.737623">
                <text:p>0.737623</text:p>
              </table:table-cell>
              <table:table-cell office:value-type="float" office:value="2.9486">
                <text:p>2.9486</text:p>
              </table:table-cell>
              <table:table-cell office:value-type="float" office:value="6.636485">
                <text:p>6.636485</text:p>
              </table:table-cell>
              <table:table-cell office:value-type="float" office:value="11.815597">
                <text:p>11.815597</text:p>
              </table:table-cell>
              <table:table-cell office:value-type="float" office:value="47.255362">
                <text:p>47.255362</text:p>
              </table:table-cell>
            </table:table-row>
            <table:table-row>
              <table:table-cell office:value-type="string">
                <text:p>Selection Rec</text:p>
                <draw:g>
                  <svg:desc>Sheet1.A29:Sheet1.A29</svg:desc>
                </draw:g>
              </table:table-cell>
              <table:table-cell office:value-type="float" office:value="0.003585">
                <text:p>0.003585</text:p>
                <draw:g>
                  <svg:desc>Sheet1.B29:Sheet1.G29</svg:desc>
                </draw:g>
              </table:table-cell>
              <table:table-cell office:value-type="float" office:value="0.736646">
                <text:p>0.736646</text:p>
              </table:table-cell>
              <table:table-cell office:value-type="float" office:value="2.953002">
                <text:p>2.953002</text:p>
              </table:table-cell>
              <table:table-cell office:value-type="float" office:value="6.649414">
                <text:p>6.649414</text:p>
              </table:table-cell>
              <table:table-cell office:value-type="float" office:value="11.819748">
                <text:p>11.819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ge</text:p>
                <draw:g>
                  <svg:desc>Sheet1.A30:Sheet1.A30</svg:desc>
                </draw:g>
              </table:table-cell>
              <table:table-cell office:value-type="float" office:value="0.000209">
                <text:p>0.000209</text:p>
                <draw:g>
                  <svg:desc>Sheet1.B30:Sheet1.G30</svg:desc>
                </draw:g>
              </table:table-cell>
              <table:table-cell office:value-type="float" office:value="0.00237">
                <text:p>0.00237</text:p>
              </table:table-cell>
              <table:table-cell office:value-type="float" office:value="0.004991">
                <text:p>0.004991</text:p>
              </table:table-cell>
              <table:table-cell office:value-type="float" office:value="0.007749">
                <text:p>0.007749</text:p>
              </table:table-cell>
              <table:table-cell office:value-type="float" office:value="0.011932">
                <text:p>0.011932</text:p>
              </table:table-cell>
              <table:table-cell office:value-type="float" office:value="0.023135">
                <text:p>0.0231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67cm" svg:y="3.205cm" style:legend-expansion="high" chart:style-name="ch2"/>
        <chart:plot-area chart:style-name="ch3" table:cell-range-address="Sheet2.A1:Sheet2.F21" chart:data-source-has-labels="both" svg:x="0.32cm" svg:y="0.18cm" svg:width="10.127cm" svg:height="8.64cm">
          <chart:coordinate-region svg:x="2.794cm" svg:y="0.379cm" svg:width="7.653cm" svg:height="7.125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1" chart:label-cell-address="Sheet2.B1:Sheet2.B1" chart:class="chart:line">
            <chart:data-point chart:repeated="20"/>
          </chart:series>
          <chart:series chart:style-name="ch7" chart:values-cell-range-address="Sheet2.C2:Sheet2.C21" chart:label-cell-address="Sheet2.C1:Sheet2.C1" chart:class="chart:line">
            <chart:data-point chart:repeated="20"/>
          </chart:series>
          <chart:series chart:style-name="ch8" chart:values-cell-range-address="Sheet2.E2:Sheet2.E21" chart:label-cell-address="Sheet2.E1:Sheet2.E1" chart:class="chart:line">
            <chart:data-point chart:repeated="20"/>
          </chart:series>
          <chart:series chart:style-name="ch9" chart:values-cell-range-address="Sheet2.F2:Sheet2.F21" chart:label-cell-address="Sheet2.F1:Sheet2.F1" chart:class="chart:line">
            <chart:data-point chart:repeated="20"/>
          </chart:series>
          <chart:series chart:style-name="ch10" chart:values-cell-range-address="Sheet2.D2:Sheet2.D21" chart:label-cell-address="Sheet2.D1:Sheet2.D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Comp</text:p>
                <draw:g>
                  <svg:desc>Sheet2.B1:Sheet2.B1</svg:desc>
                </draw:g>
              </table:table-cell>
              <table:table-cell office:value-type="string">
                <text:p>Insertion Sort Rec Comp</text:p>
                <draw:g>
                  <svg:desc>Sheet2.C1:Sheet2.C1</svg:desc>
                </draw:g>
              </table:table-cell>
              <table:table-cell office:value-type="string">
                <text:p>Selection Sort Comp</text:p>
                <draw:g>
                  <svg:desc>Sheet2.E1:Sheet2.E1</svg:desc>
                </draw:g>
              </table:table-cell>
              <table:table-cell office:value-type="string">
                <text:p>Selection Sort Rec Comp</text:p>
                <draw:g>
                  <svg:desc>Sheet2.F1:Sheet2.F1</svg:desc>
                </draw:g>
              </table:table-cell>
              <table:table-cell office:value-type="string">
                <text:p>Merge Sort Rec Comp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2.A2:Sheet2.A21</svg:desc>
                </draw:g>
              </table:table-cell>
              <table:table-cell office:value-type="float" office:value="317261">
                <text:p>317261</text:p>
                <draw:g>
                  <svg:desc>Sheet2.B2:Sheet2.B21</svg:desc>
                </draw:g>
              </table:table-cell>
              <table:table-cell office:value-type="float" office:value="317261">
                <text:p>317261</text:p>
                <draw:g>
                  <svg:desc>Sheet2.C2:Sheet2.C21</svg:desc>
                </draw:g>
              </table:table-cell>
              <table:table-cell office:value-type="float" office:value="312487500">
                <text:p>312487500</text:p>
                <draw:g>
                  <svg:desc>Sheet2.E2:Sheet2.E21</svg:desc>
                </draw:g>
              </table:table-cell>
              <table:table-cell office:value-type="float" office:value="312487500">
                <text:p>312487500</text:p>
                <draw:g>
                  <svg:desc>Sheet2.F2:Sheet2.F21</svg:desc>
                </draw:g>
              </table:table-cell>
              <table:table-cell office:value-type="float" office:value="178756">
                <text:p>178756</text:p>
                <draw:g>
                  <svg:desc>Sheet2.D2:Sheet2.D21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84495">
                <text:p>684495</text:p>
              </table:table-cell>
              <table:table-cell office:value-type="float" office:value="684495">
                <text:p>684495</text:p>
              </table:table-cell>
              <table:table-cell office:value-type="float" office:value="1249975000">
                <text:p>1249975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382512">
                <text:p>38251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68961">
                <text:p>1068961</text:p>
              </table:table-cell>
              <table:table-cell office:value-type="float" office:value="1068961">
                <text:p>1068961</text:p>
              </table:table-cell>
              <table:table-cell office:value-type="float" office:value="2812462500">
                <text:p>2812462500</text:p>
              </table:table-cell>
              <table:table-cell office:value-type="float" office:value="2812462500">
                <text:p>2812462500</text:p>
              </table:table-cell>
              <table:table-cell office:value-type="float" office:value="594612">
                <text:p>5946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68961">
                <text:p>1468961</text:p>
              </table:table-cell>
              <table:table-cell office:value-type="float" office:value="1468961">
                <text:p>1468961</text:p>
              </table:table-cell>
              <table:table-cell office:value-type="float" office:value="4999950000">
                <text:p>4999950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815024">
                <text:p>815024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868961">
                <text:p>1868961</text:p>
              </table:table-cell>
              <table:table-cell office:value-type="float" office:value="NaN">
                <text:p>NaN</text:p>
              </table:table-cell>
              <table:table-cell office:value-type="float" office:value="7812437500">
                <text:p>7812437500</text:p>
              </table:table-cell>
              <table:table-cell office:value-type="float" office:value="NaN">
                <text:p>NaN</text:p>
              </table:table-cell>
              <table:table-cell office:value-type="float" office:value="1048124">
                <text:p>10481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287891">
                <text:p>2287891</text:p>
              </table:table-cell>
              <table:table-cell office:value-type="float" office:value="NaN">
                <text:p>NaN</text:p>
              </table:table-cell>
              <table:table-cell office:value-type="float" office:value="11249925000">
                <text:p>11249925000</text:p>
              </table:table-cell>
              <table:table-cell office:value-type="float" office:value="NaN">
                <text:p>NaN</text:p>
              </table:table-cell>
              <table:table-cell office:value-type="float" office:value="1264224">
                <text:p>1264224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2712891">
                <text:p>2712891</text:p>
              </table:table-cell>
              <table:table-cell office:value-type="float" office:value="NaN">
                <text:p>NaN</text:p>
              </table:table-cell>
              <table:table-cell office:value-type="float" office:value="15312412500">
                <text:p>15312412500</text:p>
              </table:table-cell>
              <table:table-cell office:value-type="float" office:value="NaN">
                <text:p>NaN</text:p>
              </table:table-cell>
              <table:table-cell office:value-type="float" office:value="1487772">
                <text:p>148777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37891">
                <text:p>3137891</text:p>
              </table:table-cell>
              <table:table-cell office:value-type="float" office:value="NaN">
                <text:p>NaN</text:p>
              </table:table-cell>
              <table:table-cell office:value-type="float" office:value="19999900000">
                <text:p>19999900000</text:p>
              </table:table-cell>
              <table:table-cell office:value-type="float" office:value="NaN">
                <text:p>NaN</text:p>
              </table:table-cell>
              <table:table-cell office:value-type="float" office:value="1730048">
                <text:p>1730048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3562891">
                <text:p>3562891</text:p>
              </table:table-cell>
              <table:table-cell office:value-type="float" office:value="NaN">
                <text:p>NaN</text:p>
              </table:table-cell>
              <table:table-cell office:value-type="float" office:value="25312387500">
                <text:p>25312387500</text:p>
              </table:table-cell>
              <table:table-cell office:value-type="float" office:value="NaN">
                <text:p>NaN</text:p>
              </table:table-cell>
              <table:table-cell office:value-type="float" office:value="1966796">
                <text:p>196679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987891">
                <text:p>3987891</text:p>
              </table:table-cell>
              <table:table-cell office:value-type="float" office:value="NaN">
                <text:p>NaN</text:p>
              </table:table-cell>
              <table:table-cell office:value-type="float" office:value="31249875000">
                <text:p>31249875000</text:p>
              </table:table-cell>
              <table:table-cell office:value-type="float" office:value="NaN">
                <text:p>NaN</text:p>
              </table:table-cell>
              <table:table-cell office:value-type="float" office:value="2221248">
                <text:p>2221248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425749">
                <text:p>4425749</text:p>
              </table:table-cell>
              <table:table-cell office:value-type="float" office:value="NaN">
                <text:p>NaN</text:p>
              </table:table-cell>
              <table:table-cell office:value-type="float" office:value="37812362500">
                <text:p>37812362500</text:p>
              </table:table-cell>
              <table:table-cell office:value-type="float" office:value="NaN">
                <text:p>NaN</text:p>
              </table:table-cell>
              <table:table-cell office:value-type="float" office:value="2457724">
                <text:p>24577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875749">
                <text:p>4875749</text:p>
              </table:table-cell>
              <table:table-cell office:value-type="float" office:value="NaN">
                <text:p>NaN</text:p>
              </table:table-cell>
              <table:table-cell office:value-type="float" office:value="44999850000">
                <text:p>44999850000</text:p>
              </table:table-cell>
              <table:table-cell office:value-type="float" office:value="NaN">
                <text:p>NaN</text:p>
              </table:table-cell>
              <table:table-cell office:value-type="float" office:value="2678448">
                <text:p>2678448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325749">
                <text:p>5325749</text:p>
              </table:table-cell>
              <table:table-cell office:value-type="float" office:value="NaN">
                <text:p>NaN</text:p>
              </table:table-cell>
              <table:table-cell office:value-type="float" office:value="52812337500">
                <text:p>52812337500</text:p>
              </table:table-cell>
              <table:table-cell office:value-type="float" office:value="NaN">
                <text:p>NaN</text:p>
              </table:table-cell>
              <table:table-cell office:value-type="float" office:value="2918284">
                <text:p>2918284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775749">
                <text:p>5775749</text:p>
              </table:table-cell>
              <table:table-cell office:value-type="float" office:value="NaN">
                <text:p>NaN</text:p>
              </table:table-cell>
              <table:table-cell office:value-type="float" office:value="61249825000">
                <text:p>61249825000</text:p>
              </table:table-cell>
              <table:table-cell office:value-type="float" office:value="NaN">
                <text:p>NaN</text:p>
              </table:table-cell>
              <table:table-cell office:value-type="float" office:value="3150544">
                <text:p>315054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6225749">
                <text:p>6225749</text:p>
              </table:table-cell>
              <table:table-cell office:value-type="float" office:value="NaN">
                <text:p>NaN</text:p>
              </table:table-cell>
              <table:table-cell office:value-type="float" office:value="70312312500">
                <text:p>70312312500</text:p>
              </table:table-cell>
              <table:table-cell office:value-type="float" office:value="NaN">
                <text:p>NaN</text:p>
              </table:table-cell>
              <table:table-cell office:value-type="float" office:value="3402804">
                <text:p>34028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675749">
                <text:p>6675749</text:p>
              </table:table-cell>
              <table:table-cell office:value-type="float" office:value="NaN">
                <text:p>NaN</text:p>
              </table:table-cell>
              <table:table-cell office:value-type="float" office:value="79999800000">
                <text:p>79999800000</text:p>
              </table:table-cell>
              <table:table-cell office:value-type="float" office:value="NaN">
                <text:p>NaN</text:p>
              </table:table-cell>
              <table:table-cell office:value-type="float" office:value="3660096">
                <text:p>3660096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7125749">
                <text:p>7125749</text:p>
              </table:table-cell>
              <table:table-cell office:value-type="float" office:value="NaN">
                <text:p>NaN</text:p>
              </table:table-cell>
              <table:table-cell office:value-type="float" office:value="90312287500">
                <text:p>90312287500</text:p>
              </table:table-cell>
              <table:table-cell office:value-type="float" office:value="NaN">
                <text:p>NaN</text:p>
              </table:table-cell>
              <table:table-cell office:value-type="float" office:value="3903868">
                <text:p>390386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7575749">
                <text:p>7575749</text:p>
              </table:table-cell>
              <table:table-cell office:value-type="float" office:value="NaN">
                <text:p>NaN</text:p>
              </table:table-cell>
              <table:table-cell office:value-type="float" office:value="101249775000">
                <text:p>101249775000</text:p>
              </table:table-cell>
              <table:table-cell office:value-type="float" office:value="NaN">
                <text:p>NaN</text:p>
              </table:table-cell>
              <table:table-cell office:value-type="float" office:value="4158592">
                <text:p>4158592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8025749">
                <text:p>8025749</text:p>
              </table:table-cell>
              <table:table-cell office:value-type="float" office:value="NaN">
                <text:p>NaN</text:p>
              </table:table-cell>
              <table:table-cell office:value-type="float" office:value="112812262500">
                <text:p>112812262500</text:p>
              </table:table-cell>
              <table:table-cell office:value-type="float" office:value="NaN">
                <text:p>NaN</text:p>
              </table:table-cell>
              <table:table-cell office:value-type="float" office:value="4421836">
                <text:p>44218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475749">
                <text:p>8475749</text:p>
              </table:table-cell>
              <table:table-cell office:value-type="float" office:value="NaN">
                <text:p>NaN</text:p>
              </table:table-cell>
              <table:table-cell office:value-type="float" office:value="124999750000">
                <text:p>124999750000</text:p>
              </table:table-cell>
              <table:table-cell office:value-type="float" office:value="NaN">
                <text:p>NaN</text:p>
              </table:table-cell>
              <table:table-cell office:value-type="float" office:value="4692496">
                <text:p>46924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703cm" style:legend-expansion="high" chart:style-name="ch2"/>
        <chart:plot-area chart:style-name="ch3" table:cell-range-address="Sheet2.A1:Sheet2.D21" chart:data-source-has-labels="both" svg:x="0.32cm" svg:y="0.18cm" svg:width="10.232cm" svg:height="8.64cm">
          <chart:coordinate-region svg:x="1.867cm" svg:y="0.379cm" svg:width="8.685cm" svg:height="7.125cm"/>
          <chart:axis chart:dimension="x" chart:name="primary-x" chart:style-name="ch4" chartooo:axis-type="auto">
            <chartooo:date-scale/>
            <chart:categories table:cell-range-address="Sheet2.A2:Sheet2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1" chart:label-cell-address="Sheet2.B1:Sheet2.B1" chart:class="chart:line">
            <chart:data-point chart:repeated="20"/>
          </chart:series>
          <chart:series chart:style-name="ch7" chart:values-cell-range-address="Sheet2.C2:Sheet2.C21" chart:label-cell-address="Sheet2.C1:Sheet2.C1" chart:class="chart:line">
            <chart:data-point chart:repeated="20"/>
          </chart:series>
          <chart:series chart:style-name="ch8" chart:values-cell-range-address="Sheet2.D2:Sheet2.D21" chart:label-cell-address="Sheet2.D1:Sheet2.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Comp</text:p>
                <draw:g>
                  <svg:desc>Sheet2.B1:Sheet2.B1</svg:desc>
                </draw:g>
              </table:table-cell>
              <table:table-cell office:value-type="string">
                <text:p>Insertion Sort Rec Comp</text:p>
                <draw:g>
                  <svg:desc>Sheet2.C1:Sheet2.C1</svg:desc>
                </draw:g>
              </table:table-cell>
              <table:table-cell office:value-type="string">
                <text:p>Merge Sort Rec Comp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2.A2:Sheet2.A21</svg:desc>
                </draw:g>
              </table:table-cell>
              <table:table-cell office:value-type="float" office:value="317261">
                <text:p>317261</text:p>
                <draw:g>
                  <svg:desc>Sheet2.B2:Sheet2.B21</svg:desc>
                </draw:g>
              </table:table-cell>
              <table:table-cell office:value-type="float" office:value="317261">
                <text:p>317261</text:p>
                <draw:g>
                  <svg:desc>Sheet2.C2:Sheet2.C21</svg:desc>
                </draw:g>
              </table:table-cell>
              <table:table-cell office:value-type="float" office:value="178756">
                <text:p>178756</text:p>
                <draw:g>
                  <svg:desc>Sheet2.D2:Sheet2.D21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84495">
                <text:p>684495</text:p>
              </table:table-cell>
              <table:table-cell office:value-type="float" office:value="684495">
                <text:p>684495</text:p>
              </table:table-cell>
              <table:table-cell office:value-type="float" office:value="382512">
                <text:p>38251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68961">
                <text:p>1068961</text:p>
              </table:table-cell>
              <table:table-cell office:value-type="float" office:value="1068961">
                <text:p>1068961</text:p>
              </table:table-cell>
              <table:table-cell office:value-type="float" office:value="594612">
                <text:p>5946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68961">
                <text:p>1468961</text:p>
              </table:table-cell>
              <table:table-cell office:value-type="float" office:value="1468961">
                <text:p>1468961</text:p>
              </table:table-cell>
              <table:table-cell office:value-type="float" office:value="815024">
                <text:p>815024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868961">
                <text:p>1868961</text:p>
              </table:table-cell>
              <table:table-cell office:value-type="float" office:value="NaN">
                <text:p>NaN</text:p>
              </table:table-cell>
              <table:table-cell office:value-type="float" office:value="1048124">
                <text:p>104812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287891">
                <text:p>2287891</text:p>
              </table:table-cell>
              <table:table-cell office:value-type="float" office:value="NaN">
                <text:p>NaN</text:p>
              </table:table-cell>
              <table:table-cell office:value-type="float" office:value="1264224">
                <text:p>1264224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2712891">
                <text:p>2712891</text:p>
              </table:table-cell>
              <table:table-cell office:value-type="float" office:value="NaN">
                <text:p>NaN</text:p>
              </table:table-cell>
              <table:table-cell office:value-type="float" office:value="1487772">
                <text:p>148777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37891">
                <text:p>3137891</text:p>
              </table:table-cell>
              <table:table-cell office:value-type="float" office:value="NaN">
                <text:p>NaN</text:p>
              </table:table-cell>
              <table:table-cell office:value-type="float" office:value="1730048">
                <text:p>1730048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3562891">
                <text:p>3562891</text:p>
              </table:table-cell>
              <table:table-cell office:value-type="float" office:value="NaN">
                <text:p>NaN</text:p>
              </table:table-cell>
              <table:table-cell office:value-type="float" office:value="1966796">
                <text:p>196679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987891">
                <text:p>3987891</text:p>
              </table:table-cell>
              <table:table-cell office:value-type="float" office:value="NaN">
                <text:p>NaN</text:p>
              </table:table-cell>
              <table:table-cell office:value-type="float" office:value="2221248">
                <text:p>2221248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425749">
                <text:p>4425749</text:p>
              </table:table-cell>
              <table:table-cell office:value-type="float" office:value="NaN">
                <text:p>NaN</text:p>
              </table:table-cell>
              <table:table-cell office:value-type="float" office:value="2457724">
                <text:p>245772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875749">
                <text:p>4875749</text:p>
              </table:table-cell>
              <table:table-cell office:value-type="float" office:value="NaN">
                <text:p>NaN</text:p>
              </table:table-cell>
              <table:table-cell office:value-type="float" office:value="2678448">
                <text:p>2678448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325749">
                <text:p>5325749</text:p>
              </table:table-cell>
              <table:table-cell office:value-type="float" office:value="NaN">
                <text:p>NaN</text:p>
              </table:table-cell>
              <table:table-cell office:value-type="float" office:value="2918284">
                <text:p>2918284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5775749">
                <text:p>5775749</text:p>
              </table:table-cell>
              <table:table-cell office:value-type="float" office:value="NaN">
                <text:p>NaN</text:p>
              </table:table-cell>
              <table:table-cell office:value-type="float" office:value="3150544">
                <text:p>315054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6225749">
                <text:p>6225749</text:p>
              </table:table-cell>
              <table:table-cell office:value-type="float" office:value="NaN">
                <text:p>NaN</text:p>
              </table:table-cell>
              <table:table-cell office:value-type="float" office:value="3402804">
                <text:p>34028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675749">
                <text:p>6675749</text:p>
              </table:table-cell>
              <table:table-cell office:value-type="float" office:value="NaN">
                <text:p>NaN</text:p>
              </table:table-cell>
              <table:table-cell office:value-type="float" office:value="3660096">
                <text:p>3660096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7125749">
                <text:p>7125749</text:p>
              </table:table-cell>
              <table:table-cell office:value-type="float" office:value="NaN">
                <text:p>NaN</text:p>
              </table:table-cell>
              <table:table-cell office:value-type="float" office:value="3903868">
                <text:p>390386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7575749">
                <text:p>7575749</text:p>
              </table:table-cell>
              <table:table-cell office:value-type="float" office:value="NaN">
                <text:p>NaN</text:p>
              </table:table-cell>
              <table:table-cell office:value-type="float" office:value="4158592">
                <text:p>4158592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8025749">
                <text:p>8025749</text:p>
              </table:table-cell>
              <table:table-cell office:value-type="float" office:value="NaN">
                <text:p>NaN</text:p>
              </table:table-cell>
              <table:table-cell office:value-type="float" office:value="4421836">
                <text:p>44218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475749">
                <text:p>8475749</text:p>
              </table:table-cell>
              <table:table-cell office:value-type="float" office:value="NaN">
                <text:p>NaN</text:p>
              </table:table-cell>
              <table:table-cell office:value-type="float" office:value="4692496">
                <text:p>46924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8cm" svg:y="3.205cm" style:legend-expansion="high" chart:style-name="ch2"/>
        <chart:plot-area chart:style-name="ch3" table:cell-range-address="Sheet2.A27:Sheet2.F47" chart:data-source-has-labels="both" svg:x="0.32cm" svg:y="0.18cm" svg:width="9.968cm" svg:height="8.64cm">
          <chart:coordinate-region svg:x="1.312cm" svg:y="0.379cm" svg:width="8.976cm" svg:height="7.125cm"/>
          <chart:axis chart:dimension="x" chart:name="primary-x" chart:style-name="ch4" chartooo:axis-type="auto">
            <chartooo:date-scale/>
            <chart:categories table:cell-range-address="Sheet2.A28:Sheet2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8:Sheet2.B47" chart:label-cell-address="Sheet2.B27:Sheet2.B27" chart:class="chart:line">
            <chart:data-point chart:repeated="20"/>
          </chart:series>
          <chart:series chart:style-name="ch7" chart:values-cell-range-address="Sheet2.C28:Sheet2.C47" chart:label-cell-address="Sheet2.C27:Sheet2.C27" chart:class="chart:line">
            <chart:data-point chart:repeated="20"/>
          </chart:series>
          <chart:series chart:style-name="ch8" chart:values-cell-range-address="Sheet2.D28:Sheet2.D47" chart:label-cell-address="Sheet2.D27:Sheet2.D27" chart:class="chart:line">
            <chart:data-point chart:repeated="20"/>
          </chart:series>
          <chart:series chart:style-name="ch9" chart:values-cell-range-address="Sheet2.E28:Sheet2.E47" chart:label-cell-address="Sheet2.E27:Sheet2.E27" chart:class="chart:line">
            <chart:data-point chart:repeated="20"/>
          </chart:series>
          <chart:series chart:style-name="ch10" chart:values-cell-range-address="Sheet2.F28:Sheet2.F47" chart:label-cell-address="Sheet2.F27:Sheet2.F27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Tempo</text:p>
                <draw:g>
                  <svg:desc>Sheet2.B27:Sheet2.B27</svg:desc>
                </draw:g>
              </table:table-cell>
              <table:table-cell office:value-type="string">
                <text:p>Insertion Sort Rec Tempo</text:p>
                <draw:g>
                  <svg:desc>Sheet2.C27:Sheet2.C27</svg:desc>
                </draw:g>
              </table:table-cell>
              <table:table-cell office:value-type="string">
                <text:p>Selection Sort Tempo</text:p>
                <draw:g>
                  <svg:desc>Sheet2.D27:Sheet2.D27</svg:desc>
                </draw:g>
              </table:table-cell>
              <table:table-cell office:value-type="string">
                <text:p>Selection Sort Rec Tempo</text:p>
                <draw:g>
                  <svg:desc>Sheet2.E27:Sheet2.E27</svg:desc>
                </draw:g>
              </table:table-cell>
              <table:table-cell office:value-type="string">
                <text:p>Merge Sort Rec Tempo</text:p>
                <draw:g>
                  <svg:desc>Sheet2.F27:Sheet2.F27</svg:desc>
                </draw:g>
              </table:table-cell>
            </table:table-row>
          </table:table-header-rows>
          <table:table-rows>
            <table:table-row>
              <table:table-cell office:value-type="float" office:value="25000">
                <text:p>25000</text:p>
                <draw:g>
                  <svg:desc>Sheet2.A28:Sheet2.A47</svg:desc>
                </draw:g>
              </table:table-cell>
              <table:table-cell office:value-type="float" office:value="1.569396">
                <text:p>1.569396</text:p>
                <draw:g>
                  <svg:desc>Sheet2.B28:Sheet2.B47</svg:desc>
                </draw:g>
              </table:table-cell>
              <table:table-cell office:value-type="float" office:value="3.194987">
                <text:p>3.194987</text:p>
                <draw:g>
                  <svg:desc>Sheet2.C28:Sheet2.C47</svg:desc>
                </draw:g>
              </table:table-cell>
              <table:table-cell office:value-type="float" office:value="0.732059">
                <text:p>0.732059</text:p>
                <draw:g>
                  <svg:desc>Sheet2.D28:Sheet2.D47</svg:desc>
                </draw:g>
              </table:table-cell>
              <table:table-cell office:value-type="float" office:value="0.732979">
                <text:p>0.732979</text:p>
                <draw:g>
                  <svg:desc>Sheet2.E28:Sheet2.E47</svg:desc>
                </draw:g>
              </table:table-cell>
              <table:table-cell office:value-type="float" office:value="0.002369">
                <text:p>0.002369</text:p>
                <draw:g>
                  <svg:desc>Sheet2.F28:Sheet2.F47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.262349">
                <text:p>6.262349</text:p>
              </table:table-cell>
              <table:table-cell office:value-type="float" office:value="13.515856">
                <text:p>13.515856</text:p>
              </table:table-cell>
              <table:table-cell office:value-type="float" office:value="2.923197">
                <text:p>2.923197</text:p>
              </table:table-cell>
              <table:table-cell office:value-type="float" office:value="2.940834">
                <text:p>2.940834</text:p>
              </table:table-cell>
              <table:table-cell office:value-type="float" office:value="0.005877">
                <text:p>0.00587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3.657443">
                <text:p>23.657443</text:p>
              </table:table-cell>
              <table:table-cell office:value-type="float" office:value="30.457505">
                <text:p>30.457505</text:p>
              </table:table-cell>
              <table:table-cell office:value-type="float" office:value="6.577871">
                <text:p>6.577871</text:p>
              </table:table-cell>
              <table:table-cell office:value-type="float" office:value="6.625788">
                <text:p>6.625788</text:p>
              </table:table-cell>
              <table:table-cell office:value-type="float" office:value="0.008955">
                <text:p>0.0089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7.524075">
                <text:p>47.524075</text:p>
              </table:table-cell>
              <table:table-cell office:value-type="float" office:value="54.200636">
                <text:p>54.200636</text:p>
              </table:table-cell>
              <table:table-cell office:value-type="float" office:value="11.692924">
                <text:p>11.692924</text:p>
              </table:table-cell>
              <table:table-cell office:value-type="float" office:value="11.767035">
                <text:p>11.767035</text:p>
              </table:table-cell>
              <table:table-cell office:value-type="float" office:value="0.012651">
                <text:p>0.012651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78.199609">
                <text:p>78.199609</text:p>
              </table:table-cell>
              <table:table-cell office:value-type="float" office:value="NaN">
                <text:p>NaN</text:p>
              </table:table-cell>
              <table:table-cell office:value-type="float" office:value="18.280126">
                <text:p>18.280126</text:p>
              </table:table-cell>
              <table:table-cell office:value-type="float" office:value="NaN">
                <text:p>NaN</text:p>
              </table:table-cell>
              <table:table-cell office:value-type="float" office:value="0.015792">
                <text:p>0.01579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15.681547">
                <text:p>115.681547</text:p>
              </table:table-cell>
              <table:table-cell office:value-type="float" office:value="NaN">
                <text:p>NaN</text:p>
              </table:table-cell>
              <table:table-cell office:value-type="float" office:value="26.325574">
                <text:p>26.325574</text:p>
              </table:table-cell>
              <table:table-cell office:value-type="float" office:value="NaN">
                <text:p>NaN</text:p>
              </table:table-cell>
              <table:table-cell office:value-type="float" office:value="0.019648">
                <text:p>0.019648</text:p>
              </table:table-cell>
            </table:table-row>
            <table:table-row>
              <table:table-cell office:value-type="float" office:value="175000">
                <text:p>175000</text:p>
              </table:table-cell>
              <table:table-cell office:value-type="float" office:value="159.951234">
                <text:p>159.951234</text:p>
              </table:table-cell>
              <table:table-cell office:value-type="float" office:value="NaN">
                <text:p>NaN</text:p>
              </table:table-cell>
              <table:table-cell office:value-type="float" office:value="35.822236">
                <text:p>35.822236</text:p>
              </table:table-cell>
              <table:table-cell office:value-type="float" office:value="NaN">
                <text:p>NaN</text:p>
              </table:table-cell>
              <table:table-cell office:value-type="float" office:value="0.021063">
                <text:p>0.02106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10.980536">
                <text:p>210.980536</text:p>
              </table:table-cell>
              <table:table-cell office:value-type="float" office:value="NaN">
                <text:p>NaN</text:p>
              </table:table-cell>
              <table:table-cell office:value-type="float" office:value="46.787042">
                <text:p>46.787042</text:p>
              </table:table-cell>
              <table:table-cell office:value-type="float" office:value="NaN">
                <text:p>NaN</text:p>
              </table:table-cell>
              <table:table-cell office:value-type="float" office:value="0.025969">
                <text:p>0.025969</text:p>
              </table:table-cell>
            </table:table-row>
            <table:table-row>
              <table:table-cell office:value-type="float" office:value="225000">
                <text:p>225000</text:p>
              </table:table-cell>
              <table:table-cell office:value-type="float" office:value="268.803613">
                <text:p>268.803613</text:p>
              </table:table-cell>
              <table:table-cell office:value-type="float" office:value="NaN">
                <text:p>NaN</text:p>
              </table:table-cell>
              <table:table-cell office:value-type="float" office:value="59.213762">
                <text:p>59.213762</text:p>
              </table:table-cell>
              <table:table-cell office:value-type="float" office:value="NaN">
                <text:p>NaN</text:p>
              </table:table-cell>
              <table:table-cell office:value-type="float" office:value="0.032164">
                <text:p>0.03216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333.527516">
                <text:p>333.527516</text:p>
              </table:table-cell>
              <table:table-cell office:value-type="float" office:value="NaN">
                <text:p>NaN</text:p>
              </table:table-cell>
              <table:table-cell office:value-type="float" office:value="73.121886">
                <text:p>73.121886</text:p>
              </table:table-cell>
              <table:table-cell office:value-type="float" office:value="NaN">
                <text:p>NaN</text:p>
              </table:table-cell>
              <table:table-cell office:value-type="float" office:value="0.037244">
                <text:p>0.037244</text:p>
              </table:table-cell>
            </table:table-row>
            <table:table-row>
              <table:table-cell office:value-type="float" office:value="275000">
                <text:p>275000</text:p>
              </table:table-cell>
              <table:table-cell office:value-type="float" office:value="404.994366">
                <text:p>404.994366</text:p>
              </table:table-cell>
              <table:table-cell office:value-type="float" office:value="NaN">
                <text:p>NaN</text:p>
              </table:table-cell>
              <table:table-cell office:value-type="float" office:value="88.472379">
                <text:p>88.472379</text:p>
              </table:table-cell>
              <table:table-cell office:value-type="float" office:value="NaN">
                <text:p>NaN</text:p>
              </table:table-cell>
              <table:table-cell office:value-type="float" office:value="0.039225">
                <text:p>0.03922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83.282726">
                <text:p>483.282726</text:p>
              </table:table-cell>
              <table:table-cell office:value-type="float" office:value="NaN">
                <text:p>NaN</text:p>
              </table:table-cell>
              <table:table-cell office:value-type="float" office:value="105.28116">
                <text:p>105.28116</text:p>
              </table:table-cell>
              <table:table-cell office:value-type="float" office:value="NaN">
                <text:p>NaN</text:p>
              </table:table-cell>
              <table:table-cell office:value-type="float" office:value="0.04289">
                <text:p>0.04289</text:p>
              </table:table-cell>
            </table:table-row>
            <table:table-row>
              <table:table-cell office:value-type="float" office:value="325000">
                <text:p>325000</text:p>
              </table:table-cell>
              <table:table-cell office:value-type="float" office:value="568.349814">
                <text:p>568.349814</text:p>
              </table:table-cell>
              <table:table-cell office:value-type="float" office:value="NaN">
                <text:p>NaN</text:p>
              </table:table-cell>
              <table:table-cell office:value-type="float" office:value="123.556029">
                <text:p>123.556029</text:p>
              </table:table-cell>
              <table:table-cell office:value-type="float" office:value="NaN">
                <text:p>NaN</text:p>
              </table:table-cell>
              <table:table-cell office:value-type="float" office:value="0.045729">
                <text:p>0.04572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660.341302">
                <text:p>660.341302</text:p>
              </table:table-cell>
              <table:table-cell office:value-type="float" office:value="NaN">
                <text:p>NaN</text:p>
              </table:table-cell>
              <table:table-cell office:value-type="float" office:value="143.286822">
                <text:p>143.286822</text:p>
              </table:table-cell>
              <table:table-cell office:value-type="float" office:value="NaN">
                <text:p>NaN</text:p>
              </table:table-cell>
              <table:table-cell office:value-type="float" office:value="0.049014">
                <text:p>0.049014</text:p>
              </table:table-cell>
            </table:table-row>
            <table:table-row>
              <table:table-cell office:value-type="float" office:value="375000">
                <text:p>375000</text:p>
              </table:table-cell>
              <table:table-cell office:value-type="float" office:value="759.08654">
                <text:p>759.08654</text:p>
              </table:table-cell>
              <table:table-cell office:value-type="float" office:value="NaN">
                <text:p>NaN</text:p>
              </table:table-cell>
              <table:table-cell office:value-type="float" office:value="164.511088">
                <text:p>164.511088</text:p>
              </table:table-cell>
              <table:table-cell office:value-type="float" office:value="NaN">
                <text:p>NaN</text:p>
              </table:table-cell>
              <table:table-cell office:value-type="float" office:value="0.056555">
                <text:p>0.05655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64.581715">
                <text:p>864.581715</text:p>
              </table:table-cell>
              <table:table-cell office:value-type="float" office:value="NaN">
                <text:p>NaN</text:p>
              </table:table-cell>
              <table:table-cell office:value-type="float" office:value="187.170516">
                <text:p>187.170516</text:p>
              </table:table-cell>
              <table:table-cell office:value-type="float" office:value="NaN">
                <text:p>NaN</text:p>
              </table:table-cell>
              <table:table-cell office:value-type="float" office:value="0.059728">
                <text:p>0.059728</text:p>
              </table:table-cell>
            </table:table-row>
            <table:table-row>
              <table:table-cell office:value-type="float" office:value="425000">
                <text:p>425000</text:p>
              </table:table-cell>
              <table:table-cell office:value-type="float" office:value="976.864352">
                <text:p>976.864352</text:p>
              </table:table-cell>
              <table:table-cell office:value-type="float" office:value="NaN">
                <text:p>NaN</text:p>
              </table:table-cell>
              <table:table-cell office:value-type="float" office:value="211.367798">
                <text:p>211.367798</text:p>
              </table:table-cell>
              <table:table-cell office:value-type="float" office:value="NaN">
                <text:p>NaN</text:p>
              </table:table-cell>
              <table:table-cell office:value-type="float" office:value="0.064094">
                <text:p>0.064094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1096.126487">
                <text:p>1096.126487</text:p>
              </table:table-cell>
              <table:table-cell office:value-type="float" office:value="NaN">
                <text:p>NaN</text:p>
              </table:table-cell>
              <table:table-cell office:value-type="float" office:value="237.01425">
                <text:p>237.01425</text:p>
              </table:table-cell>
              <table:table-cell office:value-type="float" office:value="NaN">
                <text:p>NaN</text:p>
              </table:table-cell>
              <table:table-cell office:value-type="float" office:value="0.063554">
                <text:p>0.063554</text:p>
              </table:table-cell>
            </table:table-row>
            <table:table-row>
              <table:table-cell office:value-type="float" office:value="475000">
                <text:p>475000</text:p>
              </table:table-cell>
              <table:table-cell office:value-type="float" office:value="1221.975983">
                <text:p>1221.975983</text:p>
              </table:table-cell>
              <table:table-cell office:value-type="float" office:value="NaN">
                <text:p>NaN</text:p>
              </table:table-cell>
              <table:table-cell office:value-type="float" office:value="264.166573">
                <text:p>264.166573</text:p>
              </table:table-cell>
              <table:table-cell office:value-type="float" office:value="NaN">
                <text:p>NaN</text:p>
              </table:table-cell>
              <table:table-cell office:value-type="float" office:value="0.066658">
                <text:p>0.06665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354.74222">
                <text:p>1354.74222</text:p>
              </table:table-cell>
              <table:table-cell office:value-type="float" office:value="NaN">
                <text:p>NaN</text:p>
              </table:table-cell>
              <table:table-cell office:value-type="float" office:value="292.595526">
                <text:p>292.595526</text:p>
              </table:table-cell>
              <table:table-cell office:value-type="float" office:value="NaN">
                <text:p>NaN</text:p>
              </table:table-cell>
              <table:table-cell office:value-type="float" office:value="0.071396">
                <text:p>0.0713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454cm" style:legend-expansion="high" chart:style-name="ch2"/>
        <chart:plot-area chart:style-name="ch3" table:cell-range-address="Sheet2.S1:Sheet2.W21" chart:data-source-has-labels="both" svg:x="0.32cm" svg:y="0.18cm" svg:width="9.227cm" svg:height="8.64cm">
          <chart:coordinate-region svg:x="2.423cm" svg:y="0.379cm" svg:width="7.124cm" svg:height="6.601cm"/>
          <chart:axis chart:dimension="x" chart:name="primary-x" chart:style-name="ch4" chartooo:axis-type="auto">
            <chartooo:date-scale/>
            <chart:categories table:cell-range-address="Sheet2.S2:Sheet2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V2:Sheet2.V21" chart:label-cell-address="Sheet2.V1:Sheet2.V1" chart:class="chart:line">
            <chart:data-point chart:repeated="20"/>
          </chart:series>
          <chart:series chart:style-name="ch7" chart:values-cell-range-address="Sheet2.W2:Sheet2.W21" chart:label-cell-address="Sheet2.W1:Sheet2.W1" chart:class="chart:line">
            <chart:data-point chart:repeated="20"/>
          </chart:series>
          <chart:series chart:style-name="ch8" chart:values-cell-range-address="Sheet2.T2:Sheet2.T21" chart:label-cell-address="Sheet2.T1:Sheet2.T1" chart:class="chart:line">
            <chart:data-point chart:repeated="20"/>
          </chart:series>
          <chart:series chart:style-name="ch9" chart:values-cell-range-address="Sheet2.U2:Sheet2.U21" chart:label-cell-address="Sheet2.U1:Sheet2.U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Linear Comp</text:p>
                <draw:g>
                  <svg:desc>Sheet2.V1:Sheet2.V1</svg:desc>
                </draw:g>
              </table:table-cell>
              <table:table-cell office:value-type="string">
                <text:p>Busca Linear Recursiva Comp</text:p>
                <draw:g>
                  <svg:desc>Sheet2.W1:Sheet2.W1</svg:desc>
                </draw:g>
              </table:table-cell>
              <table:table-cell office:value-type="string">
                <text:p>Busca Binaria Comp</text:p>
                <draw:g>
                  <svg:desc>Sheet2.T1:Sheet2.T1</svg:desc>
                </draw:g>
              </table:table-cell>
              <table:table-cell office:value-type="string">
                <text:p>Busca Binaria Recursiva Com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:Sheet2.S21</svg:desc>
                </draw:g>
              </table:table-cell>
              <table:table-cell office:value-type="float" office:value="100000000">
                <text:p>100000000</text:p>
                <draw:g>
                  <svg:desc>Sheet2.V2:Sheet2.V21</svg:desc>
                </draw:g>
              </table:table-cell>
              <table:table-cell office:value-type="float" office:value="NaN">
                <text:p>NaN</text:p>
                <draw:g>
                  <svg:desc>Sheet2.W2:Sheet2.W21</svg:desc>
                </draw:g>
              </table:table-cell>
              <table:table-cell office:value-type="float" office:value="26">
                <text:p>26</text:p>
                <draw:g>
                  <svg:desc>Sheet2.T2:Sheet2.T21</svg:desc>
                </draw:g>
              </table:table-cell>
              <table:table-cell office:value-type="float" office:value="26">
                <text:p>26</text:p>
                <draw:g>
                  <svg:desc>Sheet2.U2:Sheet2.U21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300000000">
                <text:p>3000000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400000000">
                <text:p>4000000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600000000">
                <text:p>6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700000000">
                <text:p>7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800000000">
                <text:p>80000000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900000000">
                <text:p>9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1100000000">
                <text:p>11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1200000000">
                <text:p>12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1300000000">
                <text:p>13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1400000000">
                <text:p>14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1500000000">
                <text:p>15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1600000000">
                <text:p>160000000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1700000000">
                <text:p>17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1800000000">
                <text:p>18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1900000000">
                <text:p>19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2000000000">
                <text:p>200000000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3.952cm" style:legend-expansion="high" chart:style-name="ch2"/>
        <chart:plot-area chart:style-name="ch3" table:cell-range-address="Sheet2.S1:Sheet2.U21" chart:data-source-has-labels="both" svg:x="0.32cm" svg:y="0.18cm" svg:width="9.227cm" svg:height="8.64cm">
          <chart:coordinate-region svg:x="1.641cm" svg:y="0.379cm" svg:width="7.906cm" svg:height="6.601cm"/>
          <chart:axis chart:dimension="x" chart:name="primary-x" chart:style-name="ch4" chartooo:axis-type="auto">
            <chartooo:date-scale/>
            <chart:categories table:cell-range-address="Sheet2.S2:Sheet2.S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T2:Sheet2.T21" chart:label-cell-address="Sheet2.T1:Sheet2.T1" chart:class="chart:line">
            <chart:data-point chart:repeated="20"/>
          </chart:series>
          <chart:series chart:style-name="ch7" chart:values-cell-range-address="Sheet2.U2:Sheet2.U21" chart:label-cell-address="Sheet2.U1:Sheet2.U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Binaria Comp</text:p>
                <draw:g>
                  <svg:desc>Sheet2.T1:Sheet2.T1</svg:desc>
                </draw:g>
              </table:table-cell>
              <table:table-cell office:value-type="string">
                <text:p>Busca Binaria Recursiva Comp</text:p>
                <draw:g>
                  <svg:desc>Sheet2.U1:Sheet2.U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:Sheet2.S21</svg:desc>
                </draw:g>
              </table:table-cell>
              <table:table-cell office:value-type="float" office:value="26">
                <text:p>26</text:p>
                <draw:g>
                  <svg:desc>Sheet2.T2:Sheet2.T21</svg:desc>
                </draw:g>
              </table:table-cell>
              <table:table-cell office:value-type="float" office:value="26">
                <text:p>26</text:p>
                <draw:g>
                  <svg:desc>Sheet2.U2:Sheet2.U21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72cm" svg:y="3.057cm" style:legend-expansion="high" chart:style-name="ch2"/>
        <chart:plot-area chart:style-name="ch3" table:cell-range-address="Sheet2.S24:Sheet2.W44" chart:data-source-has-labels="both" svg:x="0.32cm" svg:y="0.18cm" svg:width="10.232cm" svg:height="8.64cm">
          <chart:coordinate-region svg:x="1.641cm" svg:y="0.379cm" svg:width="8.911cm" svg:height="6.601cm"/>
          <chart:axis chart:dimension="x" chart:name="primary-x" chart:style-name="ch4" chartooo:axis-type="auto">
            <chartooo:date-scale/>
            <chart:categories table:cell-range-address="Sheet2.S25:Sheet2.S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T25:Sheet2.T44" chart:label-cell-address="Sheet2.T24:Sheet2.T24" chart:class="chart:line">
            <chart:data-point chart:repeated="20"/>
          </chart:series>
          <chart:series chart:style-name="ch7" chart:values-cell-range-address="Sheet2.U25:Sheet2.U44" chart:label-cell-address="Sheet2.U24:Sheet2.U24" chart:class="chart:line">
            <chart:data-point chart:repeated="20"/>
          </chart:series>
          <chart:series chart:style-name="ch8" chart:values-cell-range-address="Sheet2.V25:Sheet2.V44" chart:label-cell-address="Sheet2.V24:Sheet2.V24" chart:class="chart:line">
            <chart:data-point chart:repeated="20"/>
          </chart:series>
          <chart:series chart:style-name="ch9" chart:values-cell-range-address="Sheet2.W25:Sheet2.W44" chart:label-cell-address="Sheet2.W24:Sheet2.W24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 Linear Tempo</text:p>
                <draw:g>
                  <svg:desc>Sheet2.T24:Sheet2.T24</svg:desc>
                </draw:g>
              </table:table-cell>
              <table:table-cell office:value-type="string">
                <text:p>Busca Linear Recursiva Tempo</text:p>
                <draw:g>
                  <svg:desc>Sheet2.U24:Sheet2.U24</svg:desc>
                </draw:g>
              </table:table-cell>
              <table:table-cell office:value-type="string">
                <text:p>Busca Binaria Tempo</text:p>
                <draw:g>
                  <svg:desc>Sheet2.V24:Sheet2.V24</svg:desc>
                </draw:g>
              </table:table-cell>
              <table:table-cell office:value-type="string">
                <text:p>Busca Binaria Recursiva Tempo</text:p>
                <draw:g>
                  <svg:desc>Sheet2.W24:Sheet2.W24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">
                <text:p>100000000</text:p>
                <draw:g>
                  <svg:desc>Sheet2.S25:Sheet2.S44</svg:desc>
                </draw:g>
              </table:table-cell>
              <table:table-cell office:value-type="float" office:value="0.225914">
                <text:p>0.225914</text:p>
                <draw:g>
                  <svg:desc>Sheet2.T25:Sheet2.T44</svg:desc>
                </draw:g>
              </table:table-cell>
              <table:table-cell office:value-type="float" office:value="NaN">
                <text:p>NaN</text:p>
                <draw:g>
                  <svg:desc>Sheet2.U25:Sheet2.U44</svg:desc>
                </draw:g>
              </table:table-cell>
              <table:table-cell office:value-type="float" office:value="0.000002">
                <text:p>0.000002</text:p>
                <draw:g>
                  <svg:desc>Sheet2.V25:Sheet2.V44</svg:desc>
                </draw:g>
              </table:table-cell>
              <table:table-cell office:value-type="float" office:value="0.000001">
                <text:p>0.000001</text:p>
                <draw:g>
                  <svg:desc>Sheet2.W25:Sheet2.W44</svg:desc>
                </draw:g>
              </table:table-cell>
            </table:table-row>
            <table:table-row>
              <table:table-cell office:value-type="float" office:value="200000000">
                <text:p>200000000</text:p>
              </table:table-cell>
              <table:table-cell office:value-type="float" office:value="0.504001">
                <text:p>0.504001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300000000">
                <text:p>300000000</text:p>
              </table:table-cell>
              <table:table-cell office:value-type="float" office:value="0.675962">
                <text:p>0.675962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400000000">
                <text:p>400000000</text:p>
              </table:table-cell>
              <table:table-cell office:value-type="float" office:value="0.90151">
                <text:p>0.90151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500000000">
                <text:p>500000000</text:p>
              </table:table-cell>
              <table:table-cell office:value-type="float" office:value="1.126248">
                <text:p>1.126248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600000000">
                <text:p>600000000</text:p>
              </table:table-cell>
              <table:table-cell office:value-type="float" office:value="1.351503">
                <text:p>1.351503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700000000">
                <text:p>700000000</text:p>
              </table:table-cell>
              <table:table-cell office:value-type="float" office:value="1.57692">
                <text:p>1.57692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800000000">
                <text:p>800000000</text:p>
              </table:table-cell>
              <table:table-cell office:value-type="float" office:value="1.801748">
                <text:p>1.801748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900000000">
                <text:p>900000000</text:p>
              </table:table-cell>
              <table:table-cell office:value-type="float" office:value="2.026609">
                <text:p>2.026609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2.251768">
                <text:p>2.251768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100000000">
                <text:p>1100000000</text:p>
              </table:table-cell>
              <table:table-cell office:value-type="float" office:value="2.475943">
                <text:p>2.475943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200000000">
                <text:p>1200000000</text:p>
              </table:table-cell>
              <table:table-cell office:value-type="float" office:value="2.701216">
                <text:p>2.701216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300000000">
                <text:p>1300000000</text:p>
              </table:table-cell>
              <table:table-cell office:value-type="float" office:value="2.926251">
                <text:p>2.926251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400000000">
                <text:p>1400000000</text:p>
              </table:table-cell>
              <table:table-cell office:value-type="float" office:value="3.150586">
                <text:p>3.150586</text:p>
              </table:table-cell>
              <table:table-cell office:value-type="float" office:value="NaN">
                <text:p>NaN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500000000">
                <text:p>1500000000</text:p>
              </table:table-cell>
              <table:table-cell office:value-type="float" office:value="3.376608">
                <text:p>3.376608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600000000">
                <text:p>1600000000</text:p>
              </table:table-cell>
              <table:table-cell office:value-type="float" office:value="3.601239">
                <text:p>3.601239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700000000">
                <text:p>1700000000</text:p>
              </table:table-cell>
              <table:table-cell office:value-type="float" office:value="3.826417">
                <text:p>3.826417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800000000">
                <text:p>1800000000</text:p>
              </table:table-cell>
              <table:table-cell office:value-type="float" office:value="4.050175">
                <text:p>4.050175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1900000000">
                <text:p>1900000000</text:p>
              </table:table-cell>
              <table:table-cell office:value-type="float" office:value="4.276939">
                <text:p>4.276939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float" office:value="2000000000">
                <text:p>2000000000</text:p>
              </table:table-cell>
              <table:table-cell office:value-type="float" office:value="4.500762">
                <text:p>4.500762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